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3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  <style:map style:condition="is-true-formula(MOD([.$D1]; 2)=0)" style:apply-style-name="Untitled1" style:base-cell-address="'clusters-2d'.A1"/>
    </style:style>
    <style:style style:name="ce2" style:family="table-cell" style:parent-style-name="Default">
      <style:map style:condition="is-true-formula(MOD([.$D1]; 2)=0)" style:apply-style-name="Untitled1" style:base-cell-address="'clusters-2d'.A1"/>
    </style:style>
    <style:style style:name="ce3" style:family="table-cell" style:parent-style-name="Default" style:data-style-name="N129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is-true-formula(MOD([.$D1]; 2)=0)" style:apply-style-name="Untitled1" style:base-cell-address="'clusters-2d'.A1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map style:condition="is-true-formula(MOD([.$D1]; 2)=0)" style:apply-style-name="Untitled1" style:base-cell-address="'clusters-2d'.A1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is-true-formula(MOD([.$D1]; 2)=0)" style:apply-style-name="Untitled1" style:base-cell-address="'clusters-2d'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MOD([.$D1]; 2)=0)" style:apply-style-name="Untitled1" style:base-cell-address="'clusters-2d'.A1"/>
    </style:style>
  </office:automatic-styles>
  <office:body>
    <office:spreadsheet>
      <table:calculation-settings table:automatic-find-labels="false" table:use-regular-expressions="false" table:use-wildcards="true"/>
      <table:table table:name="clusters-2d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6"/>
        <table:table-column table:style-name="co3" table:number-columns-repeated="16380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5" office:value-type="string" calcext:value-type="string">
            <text:p>label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Be a sales representative for a retail business</text:p>
          </table:table-cell>
          <table:table-cell office:value-type="float" office:value="25.82669" calcext:value-type="float">
            <text:p>25.8267</text:p>
          </table:table-cell>
          <table:table-cell office:value-type="float" office:value="0.9562287" calcext:value-type="float">
            <text:p>0.956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vince people about the usefulness of a new gadget</text:p>
          </table:table-cell>
          <table:table-cell office:value-type="float" office:value="21.020151" calcext:value-type="float">
            <text:p>21.0202</text:p>
          </table:table-cell>
          <table:table-cell office:value-type="float" office:value="3.7923644" calcext:value-type="float">
            <text:p>3.792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cribe features and benefits of a product or service you sell</text:p>
          </table:table-cell>
          <table:table-cell office:value-type="float" office:value="19.292519" calcext:value-type="float">
            <text:p>19.2925</text:p>
          </table:table-cell>
          <table:table-cell office:value-type="float" office:value="2.8942883" calcext:value-type="float">
            <text:p>2.894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termine customer needs</text:p>
          </table:table-cell>
          <table:table-cell office:value-type="float" office:value="16.686066" calcext:value-type="float">
            <text:p>16.6861</text:p>
          </table:table-cell>
          <table:table-cell office:value-type="float" office:value="5.0548267" calcext:value-type="float">
            <text:p>5.054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relationship with external suppliers</text:p>
          </table:table-cell>
          <table:table-cell office:value-type="float" office:value="14.723085" calcext:value-type="float">
            <text:p>14.7231</text:p>
          </table:table-cell>
          <table:table-cell office:value-type="float" office:value="4.737529" calcext:value-type="float">
            <text:p>4.737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strategies for advertising campaigns and sales promotions</text:p>
          </table:table-cell>
          <table:table-cell office:value-type="float" office:value="23.606777" calcext:value-type="float">
            <text:p>23.6068</text:p>
          </table:table-cell>
          <table:table-cell office:value-type="float" office:value="3.3293736" calcext:value-type="float">
            <text:p>3.329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rect all sales activities for a company</text:p>
          </table:table-cell>
          <table:table-cell office:value-type="float" office:value="25.146935" calcext:value-type="float">
            <text:p>25.1469</text:p>
          </table:table-cell>
          <table:table-cell office:value-type="float" office:value="1.6596618" calcext:value-type="float">
            <text:p>1.659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ain products to customers</text:p>
          </table:table-cell>
          <table:table-cell office:value-type="float" office:value="19.415836" calcext:value-type="float">
            <text:p>19.4158</text:p>
          </table:table-cell>
          <table:table-cell office:value-type="float" office:value="2.5098917" calcext:value-type="float">
            <text:p>2.5099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crease sales in your sales territory</text:p>
          </table:table-cell>
          <table:table-cell office:value-type="float" office:value="25.460402" calcext:value-type="float">
            <text:p>25.4604</text:p>
          </table:table-cell>
          <table:table-cell office:value-type="float" office:value="3.3662653" calcext:value-type="float">
            <text:p>3.366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fluence voters to support your ideas</text:p>
          </table:table-cell>
          <table:table-cell office:value-type="float" office:value="3.6954024" calcext:value-type="float">
            <text:p>3.6954</text:p>
          </table:table-cell>
          <table:table-cell office:value-type="float" office:value="-0.23300481" calcext:value-type="float">
            <text:p>-0.233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about the needs of the marketplace</text:p>
          </table:table-cell>
          <table:table-cell office:value-type="float" office:value="16.616755" calcext:value-type="float">
            <text:p>16.6168</text:p>
          </table:table-cell>
          <table:table-cell office:value-type="float" office:value="5.8164463" calcext:value-type="float">
            <text:p>5.816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new sales tactics</text:p>
          </table:table-cell>
          <table:table-cell office:value-type="float" office:value="25.605913" calcext:value-type="float">
            <text:p>25.6059</text:p>
          </table:table-cell>
          <table:table-cell office:value-type="float" office:value="4.253329" calcext:value-type="float">
            <text:p>4.253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egotiate a business deal</text:p>
          </table:table-cell>
          <table:table-cell office:value-type="float" office:value="19.149353" calcext:value-type="float">
            <text:p>19.1494</text:p>
          </table:table-cell>
          <table:table-cell office:value-type="float" office:value="7.681644" calcext:value-type="float">
            <text:p>7.681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ersuade customers to spend money</text:p>
          </table:table-cell>
          <table:table-cell office:value-type="float" office:value="23.243809" calcext:value-type="float">
            <text:p>23.2438</text:p>
          </table:table-cell>
          <table:table-cell office:value-type="float" office:value="4.618858" calcext:value-type="float">
            <text:p>4.6189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ersuade people to vote for your candidate</text:p>
          </table:table-cell>
          <table:table-cell office:value-type="float" office:value="3.2515619" calcext:value-type="float">
            <text:p>3.2516</text:p>
          </table:table-cell>
          <table:table-cell office:value-type="float" office:value="-0.16402178" calcext:value-type="float">
            <text:p>-0.164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n the expansion of a company</text:p>
          </table:table-cell>
          <table:table-cell office:value-type="float" office:value="14.478031" calcext:value-type="float">
            <text:p>14.4780</text:p>
          </table:table-cell>
          <table:table-cell office:value-type="float" office:value="8.594837" calcext:value-type="float">
            <text:p>8.594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mote sales of medical equipment to physicians</text:p>
          </table:table-cell>
          <table:table-cell office:value-type="float" office:value="22.572924" calcext:value-type="float">
            <text:p>22.5729</text:p>
          </table:table-cell>
          <table:table-cell office:value-type="float" office:value="1.1275067" calcext:value-type="float">
            <text:p>1.127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ll a new product to consumers</text:p>
          </table:table-cell>
          <table:table-cell office:value-type="float" office:value="21.10274" calcext:value-type="float">
            <text:p>21.1027</text:p>
          </table:table-cell>
          <table:table-cell office:value-type="float" office:value="2.9585776" calcext:value-type="float">
            <text:p>2.958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ll commercial property</text:p>
          </table:table-cell>
          <table:table-cell office:value-type="float" office:value="22.602913" calcext:value-type="float">
            <text:p>22.6029</text:p>
          </table:table-cell>
          <table:table-cell office:value-type="float" office:value="-0.9987949" calcext:value-type="float">
            <text:p>-0.998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ll services and equipment</text:p>
          </table:table-cell>
          <table:table-cell office:value-type="float" office:value="22.72403" calcext:value-type="float">
            <text:p>22.7240</text:p>
          </table:table-cell>
          <table:table-cell office:value-type="float" office:value="0.06726366" calcext:value-type="float">
            <text:p>0.067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t up business transactions between companies</text:p>
          </table:table-cell>
          <table:table-cell office:value-type="float" office:value="20.001234" calcext:value-type="float">
            <text:p>20.0012</text:p>
          </table:table-cell>
          <table:table-cell office:value-type="float" office:value="7.2121215" calcext:value-type="float">
            <text:p>7.212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 different versions of a website to find the one that most appeals to customers</text:p>
          </table:table-cell>
          <table:table-cell office:value-type="float" office:value="24.958776" calcext:value-type="float">
            <text:p>24.9588</text:p>
          </table:table-cell>
          <table:table-cell office:value-type="float" office:value="8.589028" calcext:value-type="float">
            <text:p>8.589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ink of ideas to increase the sales for a company</text:p>
          </table:table-cell>
          <table:table-cell office:value-type="float" office:value="24.52749" calcext:value-type="float">
            <text:p>24.5275</text:p>
          </table:table-cell>
          <table:table-cell office:value-type="float" office:value="3.70639" calcext:value-type="float">
            <text:p>3.706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nderstand the qualities of an effective business</text:p>
          </table:table-cell>
          <table:table-cell office:value-type="float" office:value="16.836803" calcext:value-type="float">
            <text:p>16.8368</text:p>
          </table:table-cell>
          <table:table-cell office:value-type="float" office:value="8.515064" calcext:value-type="float">
            <text:p>8.5151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rk in a position that offers a commission based on sales</text:p>
          </table:table-cell>
          <table:table-cell office:value-type="float" office:value="26.75042" calcext:value-type="float">
            <text:p>26.7504</text:p>
          </table:table-cell>
          <table:table-cell office:value-type="float" office:value="1.7307246" calcext:value-type="float">
            <text:p>1.7307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minister city government</text:p>
          </table:table-cell>
          <table:table-cell office:value-type="float" office:value="-1.9131976" calcext:value-type="float">
            <text:p>-1.9132</text:p>
          </table:table-cell>
          <table:table-cell office:value-type="float" office:value="1.6491991" calcext:value-type="float">
            <text:p>1.649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ean offices</text:p>
          </table:table-cell>
          <table:table-cell office:value-type="float" office:value="-9.577029" calcext:value-type="float">
            <text:p>-9.5770</text:p>
          </table:table-cell>
          <table:table-cell office:value-type="float" office:value="0.70850986" calcext:value-type="float">
            <text:p>0.708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ean up trash or debris</text:p>
          </table:table-cell>
          <table:table-cell office:value-type="float" office:value="-10.325396" calcext:value-type="float">
            <text:p>-10.3254</text:p>
          </table:table-cell>
          <table:table-cell office:value-type="float" office:value="1.0964139" calcext:value-type="float">
            <text:p>1.096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mand a group of soldiers</text:p>
          </table:table-cell>
          <table:table-cell office:value-type="float" office:value="9.192472" calcext:value-type="float">
            <text:p>9.1925</text:p>
          </table:table-cell>
          <table:table-cell office:value-type="float" office:value="4.4028926" calcext:value-type="float">
            <text:p>4.402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ordinate the activities of all departments in a bank</text:p>
          </table:table-cell>
          <table:table-cell office:value-type="float" office:value="11.480808" calcext:value-type="float">
            <text:p>11.4808</text:p>
          </table:table-cell>
          <table:table-cell office:value-type="float" office:value="5.8057384" calcext:value-type="float">
            <text:p>5.805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liver office furniture</text:p>
          </table:table-cell>
          <table:table-cell office:value-type="float" office:value="-13.568768" calcext:value-type="float">
            <text:p>-13.5688</text:p>
          </table:table-cell>
          <table:table-cell office:value-type="float" office:value="-2.819939" calcext:value-type="float">
            <text:p>-2.819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business systems</text:p>
          </table:table-cell>
          <table:table-cell office:value-type="float" office:value="12.15056" calcext:value-type="float">
            <text:p>12.1506</text:p>
          </table:table-cell>
          <table:table-cell office:value-type="float" office:value="8.010847" calcext:value-type="float">
            <text:p>8.010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rect and coordinate the work activities of subordinates</text:p>
          </table:table-cell>
          <table:table-cell office:value-type="float" office:value="10.332543" calcext:value-type="float">
            <text:p>10.3325</text:p>
          </table:table-cell>
          <table:table-cell office:value-type="float" office:value="3.94045" calcext:value-type="float">
            <text:p>3.940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rect the business affairs of a university</text:p>
          </table:table-cell>
          <table:table-cell office:value-type="float" office:value="6.8524876" calcext:value-type="float">
            <text:p>6.8525</text:p>
          </table:table-cell>
          <table:table-cell office:value-type="float" office:value="3.6963117" calcext:value-type="float">
            <text:p>3.6963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rect the operations of a medium size company</text:p>
          </table:table-cell>
          <table:table-cell office:value-type="float" office:value="10.964326" calcext:value-type="float">
            <text:p>10.9643</text:p>
          </table:table-cell>
          <table:table-cell office:value-type="float" office:value="4.0327086" calcext:value-type="float">
            <text:p>4.032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eed and groom livestock</text:p>
          </table:table-cell>
          <table:table-cell office:value-type="float" office:value="-14.972024" calcext:value-type="float">
            <text:p>-14.9720</text:p>
          </table:table-cell>
          <table:table-cell office:value-type="float" office:value="2.813939" calcext:value-type="float">
            <text:p>2.813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eed and water animals in a zoo</text:p>
          </table:table-cell>
          <table:table-cell office:value-type="float" office:value="-14.639839" calcext:value-type="float">
            <text:p>-14.6398</text:p>
          </table:table-cell>
          <table:table-cell office:value-type="float" office:value="3.5327349" calcext:value-type="float">
            <text:p>3.532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rvest trees for timber</text:p>
          </table:table-cell>
          <table:table-cell office:value-type="float" office:value="-13.299993" calcext:value-type="float">
            <text:p>-13.3000</text:p>
          </table:table-cell>
          <table:table-cell office:value-type="float" office:value="11.009728" calcext:value-type="float">
            <text:p>11.009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ad and unload freight materials</text:p>
          </table:table-cell>
          <table:table-cell office:value-type="float" office:value="-15.365677" calcext:value-type="float">
            <text:p>-15.3657</text:p>
          </table:table-cell>
          <table:table-cell office:value-type="float" office:value="-2.8653772" calcext:value-type="float">
            <text:p>-2.865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intain a website for an organization</text:p>
          </table:table-cell>
          <table:table-cell office:value-type="float" office:value="5.722472" calcext:value-type="float">
            <text:p>5.7225</text:p>
          </table:table-cell>
          <table:table-cell office:value-type="float" office:value="6.343854" calcext:value-type="float">
            <text:p>6.343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intain manufacturing equipment in an industrial plant</text:p>
          </table:table-cell>
          <table:table-cell office:value-type="float" office:value="-19.869406" calcext:value-type="float">
            <text:p>-19.8694</text:p>
          </table:table-cell>
          <table:table-cell office:value-type="float" office:value="8.6060095" calcext:value-type="float">
            <text:p>8.606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intain network hardware and software</text:p>
          </table:table-cell>
          <table:table-cell office:value-type="float" office:value="-18.398556" calcext:value-type="float">
            <text:p>-18.3986</text:p>
          </table:table-cell>
          <table:table-cell office:value-type="float" office:value="7.25537" calcext:value-type="float">
            <text:p>7.255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intain the main generator in a power plant</text:p>
          </table:table-cell>
          <table:table-cell office:value-type="float" office:value="-19.53556" calcext:value-type="float">
            <text:p>-19.5356</text:p>
          </table:table-cell>
          <table:table-cell office:value-type="float" office:value="8.916439" calcext:value-type="float">
            <text:p>8.916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nage a hotel</text:p>
          </table:table-cell>
          <table:table-cell office:value-type="float" office:value="-1.3609964" calcext:value-type="float">
            <text:p>-1.3610</text:p>
          </table:table-cell>
          <table:table-cell office:value-type="float" office:value="-9.100456" calcext:value-type="float">
            <text:p>-9.100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dify existing software</text:p>
          </table:table-cell>
          <table:table-cell office:value-type="float" office:value="8.968461" calcext:value-type="float">
            <text:p>8.9685</text:p>
          </table:table-cell>
          <table:table-cell office:value-type="float" office:value="8.390981" calcext:value-type="float">
            <text:p>8.391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erform office work</text:p>
          </table:table-cell>
          <table:table-cell office:value-type="float" office:value="6.150963" calcext:value-type="float">
            <text:p>6.1510</text:p>
          </table:table-cell>
          <table:table-cell office:value-type="float" office:value="-10.410599" calcext:value-type="float">
            <text:p>-10.410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are payrolls</text:p>
          </table:table-cell>
          <table:table-cell office:value-type="float" office:value="20.322828" calcext:value-type="float">
            <text:p>20.3228</text:p>
          </table:table-cell>
          <table:table-cell office:value-type="float" office:value="-8.216993" calcext:value-type="float">
            <text:p>-8.217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are specialized dishes as a chef in a high-end restaurant</text:p>
          </table:table-cell>
          <table:table-cell office:value-type="float" office:value="-9.78364" calcext:value-type="float">
            <text:p>-9.7836</text:p>
          </table:table-cell>
          <table:table-cell office:value-type="float" office:value="-10.248422" calcext:value-type="float">
            <text:p>-10.248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personal services to airplane passengers</text:p>
          </table:table-cell>
          <table:table-cell office:value-type="float" office:value="-10.278969" calcext:value-type="float">
            <text:p>-10.2790</text:p>
          </table:table-cell>
          <table:table-cell office:value-type="float" office:value="-7.046956" calcext:value-type="float">
            <text:p>-7.047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ise livestock on a farm</text:p>
          </table:table-cell>
          <table:table-cell office:value-type="float" office:value="-15.582735" calcext:value-type="float">
            <text:p>-15.5827</text:p>
          </table:table-cell>
          <table:table-cell office:value-type="float" office:value="1.9808035" calcext:value-type="float">
            <text:p>1.9808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pair the engine of an automobile</text:p>
          </table:table-cell>
          <table:table-cell office:value-type="float" office:value="-21.065731" calcext:value-type="float">
            <text:p>-21.0657</text:p>
          </table:table-cell>
          <table:table-cell office:value-type="float" office:value="11.578634" calcext:value-type="float">
            <text:p>11.578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pair the piping and fixtures of a drainage system</text:p>
          </table:table-cell>
          <table:table-cell office:value-type="float" office:value="-17.89586" calcext:value-type="float">
            <text:p>-17.8959</text:p>
          </table:table-cell>
          <table:table-cell office:value-type="float" office:value="10.6683855" calcext:value-type="float">
            <text:p>10.668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place defective broadband network lines in a neighborhood</text:p>
          </table:table-cell>
          <table:table-cell office:value-type="float" office:value="-16.493448" calcext:value-type="float">
            <text:p>-16.4934</text:p>
          </table:table-cell>
          <table:table-cell office:value-type="float" office:value="7.905122" calcext:value-type="float">
            <text:p>7.905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n for a political office</text:p>
          </table:table-cell>
          <table:table-cell office:value-type="float" office:value="0.9411662" calcext:value-type="float">
            <text:p>0.9412</text:p>
          </table:table-cell>
          <table:table-cell office:value-type="float" office:value="-1.214128" calcext:value-type="float">
            <text:p>-1.214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rve as a president of a university</text:p>
          </table:table-cell>
          <table:table-cell office:value-type="float" office:value="6.5151935" calcext:value-type="float">
            <text:p>6.5152</text:p>
          </table:table-cell>
          <table:table-cell office:value-type="float" office:value="3.6576324" calcext:value-type="float">
            <text:p>3.657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rve beverages in a club</text:p>
          </table:table-cell>
          <table:table-cell office:value-type="float" office:value="-13.208516" calcext:value-type="float">
            <text:p>-13.2085</text:p>
          </table:table-cell>
          <table:table-cell office:value-type="float" office:value="-7.1568646" calcext:value-type="float">
            <text:p>-7.156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yle hair in a salon</text:p>
          </table:table-cell>
          <table:table-cell office:value-type="float" office:value="-20.879082" calcext:value-type="float">
            <text:p>-20.8791</text:p>
          </table:table-cell>
          <table:table-cell office:value-type="float" office:value="-15.542415" calcext:value-type="float">
            <text:p>-15.542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d a hotel bar</text:p>
          </table:table-cell>
          <table:table-cell office:value-type="float" office:value="-12.848991" calcext:value-type="float">
            <text:p>-12.8490</text:p>
          </table:table-cell>
          <table:table-cell office:value-type="float" office:value="-7.3760076" calcext:value-type="float">
            <text:p>-7.376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se tools to repair factory equipment</text:p>
          </table:table-cell>
          <table:table-cell office:value-type="float" office:value="-21.218227" calcext:value-type="float">
            <text:p>-21.2182</text:p>
          </table:table-cell>
          <table:table-cell office:value-type="float" office:value="9.041627" calcext:value-type="float">
            <text:p>9.041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se vacuums and shovels to clean working areas</text:p>
          </table:table-cell>
          <table:table-cell office:value-type="float" office:value="-10.93685" calcext:value-type="float">
            <text:p>-10.9369</text:p>
          </table:table-cell>
          <table:table-cell office:value-type="float" office:value="1.1994209" calcext:value-type="float">
            <text:p>1.199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ait on tables in a neighborhood restaurant</text:p>
          </table:table-cell>
          <table:table-cell office:value-type="float" office:value="-11.678189" calcext:value-type="float">
            <text:p>-11.6782</text:p>
          </table:table-cell>
          <table:table-cell office:value-type="float" office:value="-8.6846895" calcext:value-type="float">
            <text:p>-8.684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ld together metal components of products</text:p>
          </table:table-cell>
          <table:table-cell office:value-type="float" office:value="-22.391895" calcext:value-type="float">
            <text:p>-22.3919</text:p>
          </table:table-cell>
          <table:table-cell office:value-type="float" office:value="8.848632" calcext:value-type="float">
            <text:p>8.848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rk in a political campaign</text:p>
          </table:table-cell>
          <table:table-cell office:value-type="float" office:value="0.46530724" calcext:value-type="float">
            <text:p>0.4653</text:p>
          </table:table-cell>
          <table:table-cell office:value-type="float" office:value="-0.81736875" calcext:value-type="float">
            <text:p>-0.817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rk on a dairy farm</text:p>
          </table:table-cell>
          <table:table-cell office:value-type="float" office:value="-16.058826" calcext:value-type="float">
            <text:p>-16.0588</text:p>
          </table:table-cell>
          <table:table-cell office:value-type="float" office:value="1.4928708" calcext:value-type="float">
            <text:p>1.4929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alyze the effects of discrimination on minority groups</text:p>
          </table:table-cell>
          <table:table-cell office:value-type="float" office:value="2.70581" calcext:value-type="float">
            <text:p>2.7058</text:p>
          </table:table-cell>
          <table:table-cell office:value-type="float" office:value="9.167149" calcext:value-type="float">
            <text:p>9.167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are cultural differences among groups</text:p>
          </table:table-cell>
          <table:table-cell office:value-type="float" office:value="1.3125623" calcext:value-type="float">
            <text:p>1.3126</text:p>
          </table:table-cell>
          <table:table-cell office:value-type="float" office:value="9.858096" calcext:value-type="float">
            <text:p>9.858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duct social science experiments</text:p>
          </table:table-cell>
          <table:table-cell office:value-type="float" office:value="0.51506644" calcext:value-type="float">
            <text:p>0.5151</text:p>
          </table:table-cell>
          <table:table-cell office:value-type="float" office:value="11.335941" calcext:value-type="float">
            <text:p>11.335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a theory about human behavior</text:p>
          </table:table-cell>
          <table:table-cell office:value-type="float" office:value="-1.2493298" calcext:value-type="float">
            <text:p>-1.2493</text:p>
          </table:table-cell>
          <table:table-cell office:value-type="float" office:value="11.456892" calcext:value-type="float">
            <text:p>11.456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stigate cultural practices</text:p>
          </table:table-cell>
          <table:table-cell office:value-type="float" office:value="1.0402181" calcext:value-type="float">
            <text:p>1.0402</text:p>
          </table:table-cell>
          <table:table-cell office:value-type="float" office:value="9.612793" calcext:value-type="float">
            <text:p>9.612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stigate employees' job satisfaction</text:p>
          </table:table-cell>
          <table:table-cell office:value-type="float" office:value="14.927697" calcext:value-type="float">
            <text:p>14.9277</text:p>
          </table:table-cell>
          <table:table-cell office:value-type="float" office:value="1.5125751" calcext:value-type="float">
            <text:p>1.512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about human behavior</text:p>
          </table:table-cell>
          <table:table-cell office:value-type="float" office:value="-1.1052984" calcext:value-type="float">
            <text:p>-1.1053</text:p>
          </table:table-cell>
          <table:table-cell office:value-type="float" office:value="11.70413" calcext:value-type="float">
            <text:p>11.704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view the interpersonal relationship literature</text:p>
          </table:table-cell>
          <table:table-cell office:value-type="float" office:value="-1.8577222" calcext:value-type="float">
            <text:p>-1.8577</text:p>
          </table:table-cell>
          <table:table-cell office:value-type="float" office:value="10.244241" calcext:value-type="float">
            <text:p>10.244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class structures of a society</text:p>
          </table:table-cell>
          <table:table-cell office:value-type="float" office:value="2.150291" calcext:value-type="float">
            <text:p>2.1503</text:p>
          </table:table-cell>
          <table:table-cell office:value-type="float" office:value="11.238751" calcext:value-type="float">
            <text:p>11.238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intersections among people in a group</text:p>
          </table:table-cell>
          <table:table-cell office:value-type="float" office:value="1.7315098" calcext:value-type="float">
            <text:p>1.7315</text:p>
          </table:table-cell>
          <table:table-cell office:value-type="float" office:value="12.291899" calcext:value-type="float">
            <text:p>12.2919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range transportation for your child's and friend's play activities</text:p>
          </table:table-cell>
          <table:table-cell office:value-type="float" office:value="-3.8092923" calcext:value-type="float">
            <text:p>-3.8093</text:p>
          </table:table-cell>
          <table:table-cell office:value-type="float" office:value="-7.20202" calcext:value-type="float">
            <text:p>-7.202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range travel plans and accommodations</text:p>
          </table:table-cell>
          <table:table-cell office:value-type="float" office:value="0.6627047" calcext:value-type="float">
            <text:p>0.6627</text:p>
          </table:table-cell>
          <table:table-cell office:value-type="float" office:value="-7.7512574" calcext:value-type="float">
            <text:p>-7.751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duct surveillance of suspects</text:p>
          </table:table-cell>
          <table:table-cell office:value-type="float" office:value="-4.7569013" calcext:value-type="float">
            <text:p>-4.7569</text:p>
          </table:table-cell>
          <table:table-cell office:value-type="float" office:value="5.8811054" calcext:value-type="float">
            <text:p>5.881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rect traffic after an accident</text:p>
          </table:table-cell>
          <table:table-cell office:value-type="float" office:value="-9.666097" calcext:value-type="float">
            <text:p>-9.6661</text:p>
          </table:table-cell>
          <table:table-cell office:value-type="float" office:value="4.3320723" calcext:value-type="float">
            <text:p>4.332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cort individuals for their own protection</text:p>
          </table:table-cell>
          <table:table-cell office:value-type="float" office:value="-6.323151" calcext:value-type="float">
            <text:p>-6.3232</text:p>
          </table:table-cell>
          <table:table-cell office:value-type="float" office:value="3.7368205" calcext:value-type="float">
            <text:p>3.736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eet guests and answer questions about activities in a hotel</text:p>
          </table:table-cell>
          <table:table-cell office:value-type="float" office:value="-2.100525" calcext:value-type="float">
            <text:p>-2.1005</text:p>
          </table:table-cell>
          <table:table-cell office:value-type="float" office:value="-9.513941" calcext:value-type="float">
            <text:p>-9.513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uard a government building</text:p>
          </table:table-cell>
          <table:table-cell office:value-type="float" office:value="-6.3258595" calcext:value-type="float">
            <text:p>-6.3259</text:p>
          </table:table-cell>
          <table:table-cell office:value-type="float" office:value="4.8602705" calcext:value-type="float">
            <text:p>4.860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lp a client plan a vacation to Europe</text:p>
          </table:table-cell>
          <table:table-cell office:value-type="float" office:value="-0.15134631" calcext:value-type="float">
            <text:p>-0.1513</text:p>
          </table:table-cell>
          <table:table-cell office:value-type="float" office:value="-6.635495" calcext:value-type="float">
            <text:p>-6.635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lp people figure out how to mail packages</text:p>
          </table:table-cell>
          <table:table-cell office:value-type="float" office:value="-13.395336" calcext:value-type="float">
            <text:p>-13.3953</text:p>
          </table:table-cell>
          <table:table-cell office:value-type="float" office:value="-1.115625" calcext:value-type="float">
            <text:p>-1.115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prove a system for handling employee reimbursements</text:p>
          </table:table-cell>
          <table:table-cell office:value-type="float" office:value="20.153091" calcext:value-type="float">
            <text:p>20.1531</text:p>
          </table:table-cell>
          <table:table-cell office:value-type="float" office:value="-7.091557" calcext:value-type="float">
            <text:p>-7.0916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prove computer network efficiency</text:p>
          </table:table-cell>
          <table:table-cell office:value-type="float" office:value="-16.88421" calcext:value-type="float">
            <text:p>-16.8842</text:p>
          </table:table-cell>
          <table:table-cell office:value-type="float" office:value="6.929073" calcext:value-type="float">
            <text:p>6.929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ernational travel to countries where there is armed conflict</text:p>
          </table:table-cell>
          <table:table-cell office:value-type="float" office:value="0.9788057" calcext:value-type="float">
            <text:p>0.9788</text:p>
          </table:table-cell>
          <table:table-cell office:value-type="float" office:value="-9.554277" calcext:value-type="float">
            <text:p>-9.554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stigate and report on political corruption in a city</text:p>
          </table:table-cell>
          <table:table-cell office:value-type="float" office:value="-3.2020142" calcext:value-type="float">
            <text:p>-3.2020</text:p>
          </table:table-cell>
          <table:table-cell office:value-type="float" office:value="2.7717621" calcext:value-type="float">
            <text:p>2.771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eep the home looking comfortable</text:p>
          </table:table-cell>
          <table:table-cell office:value-type="float" office:value="-8.703952" calcext:value-type="float">
            <text:p>-8.7040</text:p>
          </table:table-cell>
          <table:table-cell office:value-type="float" office:value="-1.0852586" calcext:value-type="float">
            <text:p>-1.085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eep up-to-date on the latest software</text:p>
          </table:table-cell>
          <table:table-cell office:value-type="float" office:value="8.442265" calcext:value-type="float">
            <text:p>8.4423</text:p>
          </table:table-cell>
          <table:table-cell office:value-type="float" office:value="9.239051" calcext:value-type="float">
            <text:p>9.239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d a tour to points of interest in a large city</text:p>
          </table:table-cell>
          <table:table-cell office:value-type="float" office:value="-0.6155483" calcext:value-type="float">
            <text:p>-0.6155</text:p>
          </table:table-cell>
          <table:table-cell office:value-type="float" office:value="-7.4043393" calcext:value-type="float">
            <text:p>-7.4043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intain the attractiveness of the house</text:p>
          </table:table-cell>
          <table:table-cell office:value-type="float" office:value="-8.382147" calcext:value-type="float">
            <text:p>-8.3821</text:p>
          </table:table-cell>
          <table:table-cell office:value-type="float" office:value="-0.7684538" calcext:value-type="float">
            <text:p>-0.768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ke inspections to be sure that laws are not broken</text:p>
          </table:table-cell>
          <table:table-cell office:value-type="float" office:value="-4.4120383" calcext:value-type="float">
            <text:p>-4.4120</text:p>
          </table:table-cell>
          <table:table-cell office:value-type="float" office:value="4.46142" calcext:value-type="float">
            <text:p>4.461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nage a fleet of vehicles for a company</text:p>
          </table:table-cell>
          <table:table-cell office:value-type="float" office:value="-19.310549" calcext:value-type="float">
            <text:p>-19.3105</text:p>
          </table:table-cell>
          <table:table-cell office:value-type="float" office:value="-1.968049" calcext:value-type="float">
            <text:p>-1.968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trol an area to maintain security</text:p>
          </table:table-cell>
          <table:table-cell office:value-type="float" office:value="-5.597549" calcext:value-type="float">
            <text:p>-5.5975</text:p>
          </table:table-cell>
          <table:table-cell office:value-type="float" office:value="5.4870067" calcext:value-type="float">
            <text:p>5.487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trol borders to stop illegal immigration</text:p>
          </table:table-cell>
          <table:table-cell office:value-type="float" office:value="-7.1024456" calcext:value-type="float">
            <text:p>-7.1024</text:p>
          </table:table-cell>
          <table:table-cell office:value-type="float" office:value="6.032983" calcext:value-type="float">
            <text:p>6.033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n and coordinate a convention for a professional association</text:p>
          </table:table-cell>
          <table:table-cell office:value-type="float" office:value="2.3557725" calcext:value-type="float">
            <text:p>2.3558</text:p>
          </table:table-cell>
          <table:table-cell office:value-type="float" office:value="-5.6400566" calcext:value-type="float">
            <text:p>-5.640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n parties for weddings and other special occasions</text:p>
          </table:table-cell>
          <table:table-cell office:value-type="float" office:value="2.242194" calcext:value-type="float">
            <text:p>2.2422</text:p>
          </table:table-cell>
          <table:table-cell office:value-type="float" office:value="-6.0501814" calcext:value-type="float">
            <text:p>-6.050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n the food and drinks for a business meeting</text:p>
          </table:table-cell>
          <table:table-cell office:value-type="float" office:value="3.6069005" calcext:value-type="float">
            <text:p>3.6069</text:p>
          </table:table-cell>
          <table:table-cell office:value-type="float" office:value="-5.4795327" calcext:value-type="float">
            <text:p>-5.479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cord meeting minutes</text:p>
          </table:table-cell>
          <table:table-cell office:value-type="float" office:value="4.9496846" calcext:value-type="float">
            <text:p>4.9497</text:p>
          </table:table-cell>
          <table:table-cell office:value-type="float" office:value="-8.239505" calcext:value-type="float">
            <text:p>-8.239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chedule, maintain, and update appointments</text:p>
          </table:table-cell>
          <table:table-cell office:value-type="float" office:value="3.08157" calcext:value-type="float">
            <text:p>3.0816</text:p>
          </table:table-cell>
          <table:table-cell office:value-type="float" office:value="-8.354171" calcext:value-type="float">
            <text:p>-8.354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arch for explosives in an airport</text:p>
          </table:table-cell>
          <table:table-cell office:value-type="float" office:value="-5.8803043" calcext:value-type="float">
            <text:p>-5.8803</text:p>
          </table:table-cell>
          <table:table-cell office:value-type="float" office:value="7.5639777" calcext:value-type="float">
            <text:p>7.5640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t up an office in a new city</text:p>
          </table:table-cell>
          <table:table-cell office:value-type="float" office:value="18.710163" calcext:value-type="float">
            <text:p>18.7102</text:p>
          </table:table-cell>
          <table:table-cell office:value-type="float" office:value="-3.7158594" calcext:value-type="float">
            <text:p>-3.715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a person into custody on an arrest warrant</text:p>
          </table:table-cell>
          <table:table-cell office:value-type="float" office:value="-3.4917936" calcext:value-type="float">
            <text:p>-3.4918</text:p>
          </table:table-cell>
          <table:table-cell office:value-type="float" office:value="5.004544" calcext:value-type="float">
            <text:p>5.004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the family on a picnic</text:p>
          </table:table-cell>
          <table:table-cell office:value-type="float" office:value="-5.0632024" calcext:value-type="float">
            <text:p>-5.0632</text:p>
          </table:table-cell>
          <table:table-cell office:value-type="float" office:value="-11.948166" calcext:value-type="float">
            <text:p>-11.948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the family on a vacation</text:p>
          </table:table-cell>
          <table:table-cell office:value-type="float" office:value="-4.9871063" calcext:value-type="float">
            <text:p>-4.9871</text:p>
          </table:table-cell>
          <table:table-cell office:value-type="float" office:value="-11.96686" calcext:value-type="float">
            <text:p>-11.9669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ck how customers move between pages on a website</text:p>
          </table:table-cell>
          <table:table-cell office:value-type="float" office:value="25.401583" calcext:value-type="float">
            <text:p>25.4016</text:p>
          </table:table-cell>
          <table:table-cell office:value-type="float" office:value="9.011841" calcext:value-type="float">
            <text:p>9.011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 people's belongings from one place to another</text:p>
          </table:table-cell>
          <table:table-cell office:value-type="float" office:value="-14.59649" calcext:value-type="float">
            <text:p>-14.5965</text:p>
          </table:table-cell>
          <table:table-cell office:value-type="float" office:value="-2.597662" calcext:value-type="float">
            <text:p>-2.597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vel to foreign countries to report on current events</text:p>
          </table:table-cell>
          <table:table-cell office:value-type="float" office:value="2.4582195" calcext:value-type="float">
            <text:p>2.4582</text:p>
          </table:table-cell>
          <table:table-cell office:value-type="float" office:value="-11.51481" calcext:value-type="float">
            <text:p>-11.5148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se signals and human intelligence to track terrorists</text:p>
          </table:table-cell>
          <table:table-cell office:value-type="float" office:value="-4.591849" calcext:value-type="float">
            <text:p>-4.5918</text:p>
          </table:table-cell>
          <table:table-cell office:value-type="float" office:value="7.3721833" calcext:value-type="float">
            <text:p>7.372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ssess employee opinions of the company</text:p>
          </table:table-cell>
          <table:table-cell office:value-type="float" office:value="14.948786" calcext:value-type="float">
            <text:p>14.9488</text:p>
          </table:table-cell>
          <table:table-cell office:value-type="float" office:value="1.330841" calcext:value-type="float">
            <text:p>1.3308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ssess organizational development needs</text:p>
          </table:table-cell>
          <table:table-cell office:value-type="float" office:value="10.675267" calcext:value-type="float">
            <text:p>10.6753</text:p>
          </table:table-cell>
          <table:table-cell office:value-type="float" office:value="1.1578965" calcext:value-type="float">
            <text:p>1.157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duct a workshop on time management</text:p>
          </table:table-cell>
          <table:table-cell office:value-type="float" office:value="9.308772" calcext:value-type="float">
            <text:p>9.3088</text:p>
          </table:table-cell>
          <table:table-cell office:value-type="float" office:value="-2.4324365" calcext:value-type="float">
            <text:p>-2.432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procedures to improve office efficiency</text:p>
          </table:table-cell>
          <table:table-cell office:value-type="float" office:value="15.07993" calcext:value-type="float">
            <text:p>15.0799</text:p>
          </table:table-cell>
          <table:table-cell office:value-type="float" office:value="-3.6260235" calcext:value-type="float">
            <text:p>-3.626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rect activities to improve office communication</text:p>
          </table:table-cell>
          <table:table-cell office:value-type="float" office:value="14.587434" calcext:value-type="float">
            <text:p>14.5874</text:p>
          </table:table-cell>
          <table:table-cell office:value-type="float" office:value="-2.8653123" calcext:value-type="float">
            <text:p>-2.865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ain new company policies to workers</text:p>
          </table:table-cell>
          <table:table-cell office:value-type="float" office:value="18.328955" calcext:value-type="float">
            <text:p>18.3290</text:p>
          </table:table-cell>
          <table:table-cell office:value-type="float" office:value="0.8472902" calcext:value-type="float">
            <text:p>0.847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acilitate relationships between management and employees</text:p>
          </table:table-cell>
          <table:table-cell office:value-type="float" office:value="13.4252825" calcext:value-type="float">
            <text:p>13.4253</text:p>
          </table:table-cell>
          <table:table-cell office:value-type="float" office:value="0.16285324" calcext:value-type="float">
            <text:p>0.162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plement quality review procedures in a company</text:p>
          </table:table-cell>
          <table:table-cell office:value-type="float" office:value="16.880758" calcext:value-type="float">
            <text:p>16.8808</text:p>
          </table:table-cell>
          <table:table-cell office:value-type="float" office:value="-1.401867" calcext:value-type="float">
            <text:p>-1.4019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et with workers to mediate disagreements</text:p>
          </table:table-cell>
          <table:table-cell office:value-type="float" office:value="12.824848" calcext:value-type="float">
            <text:p>12.8248</text:p>
          </table:table-cell>
          <table:table-cell office:value-type="float" office:value="-0.6614283" calcext:value-type="float">
            <text:p>-0.6614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ganize a diversity workshop for a company</text:p>
          </table:table-cell>
          <table:table-cell office:value-type="float" office:value="10.888886" calcext:value-type="float">
            <text:p>10.8889</text:p>
          </table:table-cell>
          <table:table-cell office:value-type="float" office:value="-2.3071115" calcext:value-type="float">
            <text:p>-2.3071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ganize activities to raise employees' morale</text:p>
          </table:table-cell>
          <table:table-cell office:value-type="float" office:value="14.074616" calcext:value-type="float">
            <text:p>14.0746</text:p>
          </table:table-cell>
          <table:table-cell office:value-type="float" office:value="-1.5516962" calcext:value-type="float">
            <text:p>-1.551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n and direct training and staff development for a business</text:p>
          </table:table-cell>
          <table:table-cell office:value-type="float" office:value="10.277874" calcext:value-type="float">
            <text:p>10.2779</text:p>
          </table:table-cell>
          <table:table-cell office:value-type="float" office:value="-0.00658027" calcext:value-type="float">
            <text:p>-0.006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customer service</text:p>
          </table:table-cell>
          <table:table-cell office:value-type="float" office:value="16.489698" calcext:value-type="float">
            <text:p>16.4897</text:p>
          </table:table-cell>
          <table:table-cell office:value-type="float" office:value="3.944456" calcext:value-type="float">
            <text:p>3.944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human relations training</text:p>
          </table:table-cell>
          <table:table-cell office:value-type="float" office:value="11.339075" calcext:value-type="float">
            <text:p>11.3391</text:p>
          </table:table-cell>
          <table:table-cell office:value-type="float" office:value="-0.72557235" calcext:value-type="float">
            <text:p>-0.7256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skill development training</text:p>
          </table:table-cell>
          <table:table-cell office:value-type="float" office:value="9.7289295" calcext:value-type="float">
            <text:p>9.7289</text:p>
          </table:table-cell>
          <table:table-cell office:value-type="float" office:value="-0.4985009" calcext:value-type="float">
            <text:p>-0.498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commend changes in how a company operates</text:p>
          </table:table-cell>
          <table:table-cell office:value-type="float" office:value="16.44763" calcext:value-type="float">
            <text:p>16.4476</text:p>
          </table:table-cell>
          <table:table-cell office:value-type="float" office:value="-0.46417773" calcext:value-type="float">
            <text:p>-0.464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view organizational policy matters on equal employment opportunity</text:p>
          </table:table-cell>
          <table:table-cell office:value-type="float" office:value="12.6495075" calcext:value-type="float">
            <text:p>12.6495</text:p>
          </table:table-cell>
          <table:table-cell office:value-type="float" office:value="2.5753431" calcext:value-type="float">
            <text:p>2.575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ructure an employee disciplinary action</text:p>
          </table:table-cell>
          <table:table-cell office:value-type="float" office:value="13.7045355" calcext:value-type="float">
            <text:p>13.7045</text:p>
          </table:table-cell>
          <table:table-cell office:value-type="float" office:value="-4.6776924" calcext:value-type="float">
            <text:p>-4.6777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ose short stories</text:p>
          </table:table-cell>
          <table:table-cell office:value-type="float" office:value="8.711462" calcext:value-type="float">
            <text:p>8.7115</text:p>
          </table:table-cell>
          <table:table-cell office:value-type="float" office:value="-20.267641" calcext:value-type="float">
            <text:p>-20.267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a script for a movie</text:p>
          </table:table-cell>
          <table:table-cell office:value-type="float" office:value="7.024838" calcext:value-type="float">
            <text:p>7.0248</text:p>
          </table:table-cell>
          <table:table-cell office:value-type="float" office:value="-22.452068" calcext:value-type="float">
            <text:p>-22.452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dit a newspaper article</text:p>
          </table:table-cell>
          <table:table-cell office:value-type="float" office:value="7.8245792" calcext:value-type="float">
            <text:p>7.8246</text:p>
          </table:table-cell>
          <table:table-cell office:value-type="float" office:value="-14.536019" calcext:value-type="float">
            <text:p>-14.536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n and edit technical manuals</text:p>
          </table:table-cell>
          <table:table-cell office:value-type="float" office:value="12.423556" calcext:value-type="float">
            <text:p>12.4236</text:p>
          </table:table-cell>
          <table:table-cell office:value-type="float" office:value="-13.769873" calcext:value-type="float">
            <text:p>-13.769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are a manual for a computer program</text:p>
          </table:table-cell>
          <table:table-cell office:value-type="float" office:value="12.365845" calcext:value-type="float">
            <text:p>12.3658</text:p>
          </table:table-cell>
          <table:table-cell office:value-type="float" office:value="-14.823097" calcext:value-type="float">
            <text:p>-14.823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creative writing</text:p>
          </table:table-cell>
          <table:table-cell office:value-type="float" office:value="6.6009283" calcext:value-type="float">
            <text:p>6.6009</text:p>
          </table:table-cell>
          <table:table-cell office:value-type="float" office:value="-19.867064" calcext:value-type="float">
            <text:p>-19.867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a film-making course</text:p>
          </table:table-cell>
          <table:table-cell office:value-type="float" office:value="4.3364077" calcext:value-type="float">
            <text:p>4.3364</text:p>
          </table:table-cell>
          <table:table-cell office:value-type="float" office:value="-22.79903" calcext:value-type="float">
            <text:p>-22.799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a celebrity biography</text:p>
          </table:table-cell>
          <table:table-cell office:value-type="float" office:value="10.60529" calcext:value-type="float">
            <text:p>10.6053</text:p>
          </table:table-cell>
          <table:table-cell office:value-type="float" office:value="-21.54236" calcext:value-type="float">
            <text:p>-21.5424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a novel</text:p>
          </table:table-cell>
          <table:table-cell office:value-type="float" office:value="8.1780815" calcext:value-type="float">
            <text:p>8.1781</text:p>
          </table:table-cell>
          <table:table-cell office:value-type="float" office:value="-19.91303" calcext:value-type="float">
            <text:p>-19.913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a play for a theater</text:p>
          </table:table-cell>
          <table:table-cell office:value-type="float" office:value="7.683286" calcext:value-type="float">
            <text:p>7.6833</text:p>
          </table:table-cell>
          <table:table-cell office:value-type="float" office:value="-23.454845" calcext:value-type="float">
            <text:p>-23.454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a script for a TV drama</text:p>
          </table:table-cell>
          <table:table-cell office:value-type="float" office:value="7.9706936" calcext:value-type="float">
            <text:p>7.9707</text:p>
          </table:table-cell>
          <table:table-cell office:value-type="float" office:value="-22.553759" calcext:value-type="float">
            <text:p>-22.553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a true-life story</text:p>
          </table:table-cell>
          <table:table-cell office:value-type="float" office:value="9.424356" calcext:value-type="float">
            <text:p>9.4244</text:p>
          </table:table-cell>
          <table:table-cell office:value-type="float" office:value="-21.200916" calcext:value-type="float">
            <text:p>-21.200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a user guide on practically anything</text:p>
          </table:table-cell>
          <table:table-cell office:value-type="float" office:value="11.744677" calcext:value-type="float">
            <text:p>11.7447</text:p>
          </table:table-cell>
          <table:table-cell office:value-type="float" office:value="-15.303786" calcext:value-type="float">
            <text:p>-15.303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an original musical piece</text:p>
          </table:table-cell>
          <table:table-cell office:value-type="float" office:value="9.842414" calcext:value-type="float">
            <text:p>9.8424</text:p>
          </table:table-cell>
          <table:table-cell office:value-type="float" office:value="-19.053043" calcext:value-type="float">
            <text:p>-19.053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children books</text:p>
          </table:table-cell>
          <table:table-cell office:value-type="float" office:value="7.9376235" calcext:value-type="float">
            <text:p>7.9376</text:p>
          </table:table-cell>
          <table:table-cell office:value-type="float" office:value="-18.98975" calcext:value-type="float">
            <text:p>-18.989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complex technical information in an understandable way</text:p>
          </table:table-cell>
          <table:table-cell office:value-type="float" office:value="13.122008" calcext:value-type="float">
            <text:p>13.1220</text:p>
          </table:table-cell>
          <table:table-cell office:value-type="float" office:value="-13.162838" calcext:value-type="float">
            <text:p>-13.162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instructional manual for a piece of equipment</text:p>
          </table:table-cell>
          <table:table-cell office:value-type="float" office:value="12.794355" calcext:value-type="float">
            <text:p>12.7944</text:p>
          </table:table-cell>
          <table:table-cell office:value-type="float" office:value="-15.451954" calcext:value-type="float">
            <text:p>-15.4520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legislation</text:p>
          </table:table-cell>
          <table:table-cell office:value-type="float" office:value="8.749319" calcext:value-type="float">
            <text:p>8.7493</text:p>
          </table:table-cell>
          <table:table-cell office:value-type="float" office:value="-13.770902" calcext:value-type="float">
            <text:p>-13.7709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operating documents for an organization</text:p>
          </table:table-cell>
          <table:table-cell office:value-type="float" office:value="10.773051" calcext:value-type="float">
            <text:p>10.7731</text:p>
          </table:table-cell>
          <table:table-cell office:value-type="float" office:value="-12.963828" calcext:value-type="float">
            <text:p>-12.9638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with a team for a comedy show</text:p>
          </table:table-cell>
          <table:table-cell office:value-type="float" office:value="8.274815" calcext:value-type="float">
            <text:p>8.2748</text:p>
          </table:table-cell>
          <table:table-cell office:value-type="float" office:value="-24.388178" calcext:value-type="float">
            <text:p>-24.3882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ssect an animal</text:p>
          </table:table-cell>
          <table:table-cell office:value-type="float" office:value="-8.079769" calcext:value-type="float">
            <text:p>-8.0798</text:p>
          </table:table-cell>
          <table:table-cell office:value-type="float" office:value="12.291378" calcext:value-type="float">
            <text:p>12.2914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amine a patient in a clinic</text:p>
          </table:table-cell>
          <table:table-cell office:value-type="float" office:value="-7.456923" calcext:value-type="float">
            <text:p>-7.4569</text:p>
          </table:table-cell>
          <table:table-cell office:value-type="float" office:value="10.331489" calcext:value-type="float">
            <text:p>10.331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t and alter clothes for a customer</text:p>
          </table:table-cell>
          <table:table-cell office:value-type="float" office:value="-2.2282953" calcext:value-type="float">
            <text:p>-2.2283</text:p>
          </table:table-cell>
          <table:table-cell office:value-type="float" office:value="-19.680756" calcext:value-type="float">
            <text:p>-19.680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lp a client plan an exercise program</text:p>
          </table:table-cell>
          <table:table-cell office:value-type="float" office:value="-16.82123" calcext:value-type="float">
            <text:p>-16.8212</text:p>
          </table:table-cell>
          <table:table-cell office:value-type="float" office:value="-10.978023" calcext:value-type="float">
            <text:p>-10.978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erform surgery</text:p>
          </table:table-cell>
          <table:table-cell office:value-type="float" office:value="-8.222703" calcext:value-type="float">
            <text:p>-8.2227</text:p>
          </table:table-cell>
          <table:table-cell office:value-type="float" office:value="10.868727" calcext:value-type="float">
            <text:p>10.8687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scribe medication to relieve pain</text:p>
          </table:table-cell>
          <table:table-cell office:value-type="float" office:value="-12.05251" calcext:value-type="float">
            <text:p>-12.0525</text:p>
          </table:table-cell>
          <table:table-cell office:value-type="float" office:value="8.08749" calcext:value-type="float">
            <text:p>8.0875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a client with a manicure</text:p>
          </table:table-cell>
          <table:table-cell office:value-type="float" office:value="-20.757935" calcext:value-type="float">
            <text:p>-20.7579</text:p>
          </table:table-cell>
          <table:table-cell office:value-type="float" office:value="-15.309962" calcext:value-type="float">
            <text:p>-15.3100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physical fitness training</text:p>
          </table:table-cell>
          <table:table-cell office:value-type="float" office:value="-17.15994" calcext:value-type="float">
            <text:p>-17.1599</text:p>
          </table:table-cell>
          <table:table-cell office:value-type="float" office:value="-10.380115" calcext:value-type="float">
            <text:p>-10.3801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physical therapy</text:p>
          </table:table-cell>
          <table:table-cell office:value-type="float" office:value="-17.932104" calcext:value-type="float">
            <text:p>-17.9321</text:p>
          </table:table-cell>
          <table:table-cell office:value-type="float" office:value="-9.8448305" calcext:value-type="float">
            <text:p>-9.8448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a course in athletic training</text:p>
          </table:table-cell>
          <table:table-cell office:value-type="float" office:value="-19.275393" calcext:value-type="float">
            <text:p>-19.2754</text:p>
          </table:table-cell>
          <table:table-cell office:value-type="float" office:value="-10.182554" calcext:value-type="float">
            <text:p>-10.182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a screen test for a movie</text:p>
          </table:table-cell>
          <table:table-cell office:value-type="float" office:value="3.5831115" calcext:value-type="float">
            <text:p>3.5831</text:p>
          </table:table-cell>
          <table:table-cell office:value-type="float" office:value="-24.872236" calcext:value-type="float">
            <text:p>-24.8722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se bodily strength to lift, carry, and pull objects</text:p>
          </table:table-cell>
          <table:table-cell office:value-type="float" office:value="-15.582646" calcext:value-type="float">
            <text:p>-15.5826</text:p>
          </table:table-cell>
          <table:table-cell office:value-type="float" office:value="-4.106575" calcext:value-type="float">
            <text:p>-4.106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alyze problems in aircraft design</text:p>
          </table:table-cell>
          <table:table-cell office:value-type="float" office:value="2.7092474" calcext:value-type="float">
            <text:p>2.7092</text:p>
          </table:table-cell>
          <table:table-cell office:value-type="float" office:value="24.036493" calcext:value-type="float">
            <text:p>24.036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ild a robot that can perform useful tasks</text:p>
          </table:table-cell>
          <table:table-cell office:value-type="float" office:value="6.452765" calcext:value-type="float">
            <text:p>6.4528</text:p>
          </table:table-cell>
          <table:table-cell office:value-type="float" office:value="13.321553" calcext:value-type="float">
            <text:p>13.321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struct wooden cabinets</text:p>
          </table:table-cell>
          <table:table-cell office:value-type="float" office:value="-0.20927934" calcext:value-type="float">
            <text:p>-0.2093</text:p>
          </table:table-cell>
          <table:table-cell office:value-type="float" office:value="-14.509475" calcext:value-type="float">
            <text:p>-14.5095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ate a computer database</text:p>
          </table:table-cell>
          <table:table-cell office:value-type="float" office:value="10.79007" calcext:value-type="float">
            <text:p>10.7901</text:p>
          </table:table-cell>
          <table:table-cell office:value-type="float" office:value="10.293419" calcext:value-type="float">
            <text:p>10.293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ate a sculpture</text:p>
          </table:table-cell>
          <table:table-cell office:value-type="float" office:value="2.9999712" calcext:value-type="float">
            <text:p>3.0000</text:p>
          </table:table-cell>
          <table:table-cell office:value-type="float" office:value="-15.546609" calcext:value-type="float">
            <text:p>-15.546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ate manufacturer's catalogs</text:p>
          </table:table-cell>
          <table:table-cell office:value-type="float" office:value="16.005507" calcext:value-type="float">
            <text:p>16.0055</text:p>
          </table:table-cell>
          <table:table-cell office:value-type="float" office:value="-13.118762" calcext:value-type="float">
            <text:p>-13.118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a computer system for an organization</text:p>
          </table:table-cell>
          <table:table-cell office:value-type="float" office:value="11.695719" calcext:value-type="float">
            <text:p>11.6957</text:p>
          </table:table-cell>
          <table:table-cell office:value-type="float" office:value="8.548152" calcext:value-type="float">
            <text:p>8.548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a creative work of art</text:p>
          </table:table-cell>
          <table:table-cell office:value-type="float" office:value="2.741548" calcext:value-type="float">
            <text:p>2.7415</text:p>
          </table:table-cell>
          <table:table-cell office:value-type="float" office:value="-17.102285" calcext:value-type="float">
            <text:p>-17.102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a highway overpass</text:p>
          </table:table-cell>
          <table:table-cell office:value-type="float" office:value="4.022629" calcext:value-type="float">
            <text:p>4.0226</text:p>
          </table:table-cell>
          <table:table-cell office:value-type="float" office:value="25.505577" calcext:value-type="float">
            <text:p>25.505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a piece of artistic furniture</text:p>
          </table:table-cell>
          <table:table-cell office:value-type="float" office:value="2.3032432" calcext:value-type="float">
            <text:p>2.3032</text:p>
          </table:table-cell>
          <table:table-cell office:value-type="float" office:value="-16.560108" calcext:value-type="float">
            <text:p>-16.560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an office filing system</text:p>
          </table:table-cell>
          <table:table-cell office:value-type="float" office:value="15.178792" calcext:value-type="float">
            <text:p>15.1788</text:p>
          </table:table-cell>
          <table:table-cell office:value-type="float" office:value="-7.7759533" calcext:value-type="float">
            <text:p>-7.776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costumes for a movie or play</text:p>
          </table:table-cell>
          <table:table-cell office:value-type="float" office:value="-1.1202104" calcext:value-type="float">
            <text:p>-1.1202</text:p>
          </table:table-cell>
          <table:table-cell office:value-type="float" office:value="-20.786207" calcext:value-type="float">
            <text:p>-20.786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structures that can withstand heavy stresses</text:p>
          </table:table-cell>
          <table:table-cell office:value-type="float" office:value="3.701707" calcext:value-type="float">
            <text:p>3.7017</text:p>
          </table:table-cell>
          <table:table-cell office:value-type="float" office:value="25.233715" calcext:value-type="float">
            <text:p>25.233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a portfolio of artwork</text:p>
          </table:table-cell>
          <table:table-cell office:value-type="float" office:value="2.8027532" calcext:value-type="float">
            <text:p>2.8028</text:p>
          </table:table-cell>
          <table:table-cell office:value-type="float" office:value="-18.450184" calcext:value-type="float">
            <text:p>-18.450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more user-friendly machines</text:p>
          </table:table-cell>
          <table:table-cell office:value-type="float" office:value="6.6475153" calcext:value-type="float">
            <text:p>6.6475</text:p>
          </table:table-cell>
          <table:table-cell office:value-type="float" office:value="13.075685" calcext:value-type="float">
            <text:p>13.075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prove the efficiency of an assembly process</text:p>
          </table:table-cell>
          <table:table-cell office:value-type="float" office:value="16.158499" calcext:value-type="float">
            <text:p>16.1585</text:p>
          </table:table-cell>
          <table:table-cell office:value-type="float" office:value="-5.0168114" calcext:value-type="float">
            <text:p>-5.016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stall a new computer system</text:p>
          </table:table-cell>
          <table:table-cell office:value-type="float" office:value="10.275938" calcext:value-type="float">
            <text:p>10.2759</text:p>
          </table:table-cell>
          <table:table-cell office:value-type="float" office:value="10.91338" calcext:value-type="float">
            <text:p>10.913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dify an equipment design to reduce sound volume</text:p>
          </table:table-cell>
          <table:table-cell office:value-type="float" office:value="10.148084" calcext:value-type="float">
            <text:p>10.1481</text:p>
          </table:table-cell>
          <table:table-cell office:value-type="float" office:value="15.634413" calcext:value-type="float">
            <text:p>15.634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ganize donated clothes into groups by type, size, and color</text:p>
          </table:table-cell>
          <table:table-cell office:value-type="float" office:value="16.11682" calcext:value-type="float">
            <text:p>16.1168</text:p>
          </table:table-cell>
          <table:table-cell office:value-type="float" office:value="-9.639578" calcext:value-type="float">
            <text:p>-9.639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ganize files and documents</text:p>
          </table:table-cell>
          <table:table-cell office:value-type="float" office:value="15.424135" calcext:value-type="float">
            <text:p>15.4241</text:p>
          </table:table-cell>
          <table:table-cell office:value-type="float" office:value="-8.787008" calcext:value-type="float">
            <text:p>-8.787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decorate the living room</text:p>
          </table:table-cell>
          <table:table-cell office:value-type="float" office:value="-9.864484" calcext:value-type="float">
            <text:p>-9.8645</text:p>
          </table:table-cell>
          <table:table-cell office:value-type="float" office:value="-1.52209" calcext:value-type="float">
            <text:p>-1.522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design an engine to improve fuel efficiency</text:p>
          </table:table-cell>
          <table:table-cell office:value-type="float" office:value="-19.83968" calcext:value-type="float">
            <text:p>-19.8397</text:p>
          </table:table-cell>
          <table:table-cell office:value-type="float" office:value="13.900135" calcext:value-type="float">
            <text:p>13.900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etch a picture</text:p>
          </table:table-cell>
          <table:table-cell office:value-type="float" office:value="5.257489" calcext:value-type="float">
            <text:p>5.2575</text:p>
          </table:table-cell>
          <table:table-cell office:value-type="float" office:value="-17.059933" calcext:value-type="float">
            <text:p>-17.0599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ck lumber in piles</text:p>
          </table:table-cell>
          <table:table-cell office:value-type="float" office:value="-0.7195338" calcext:value-type="float">
            <text:p>-0.7195</text:p>
          </table:table-cell>
          <table:table-cell office:value-type="float" office:value="-13.681169" calcext:value-type="float">
            <text:p>-13.6812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painting</text:p>
          </table:table-cell>
          <table:table-cell office:value-type="float" office:value="4.000286" calcext:value-type="float">
            <text:p>4.0003</text:p>
          </table:table-cell>
          <table:table-cell office:value-type="float" office:value="-18.002136" calcext:value-type="float">
            <text:p>-18.0021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se building materials to construct a wall</text:p>
          </table:table-cell>
          <table:table-cell office:value-type="float" office:value="-0.82786155" calcext:value-type="float">
            <text:p>-0.8279</text:p>
          </table:table-cell>
          <table:table-cell office:value-type="float" office:value="-15.114033" calcext:value-type="float">
            <text:p>-15.114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se computers to archive historical documents</text:p>
          </table:table-cell>
          <table:table-cell office:value-type="float" office:value="6.274925" calcext:value-type="float">
            <text:p>6.2749</text:p>
          </table:table-cell>
          <table:table-cell office:value-type="float" office:value="9.498438" calcext:value-type="float">
            <text:p>9.4984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se standard office software to create documents, spreadsheets, or slideshows</text:p>
          </table:table-cell>
          <table:table-cell office:value-type="float" office:value="6.882042" calcext:value-type="float">
            <text:p>6.8820</text:p>
          </table:table-cell>
          <table:table-cell office:value-type="float" office:value="-11.090644" calcext:value-type="float">
            <text:p>-11.0906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isit an art gallery</text:p>
          </table:table-cell>
          <table:table-cell office:value-type="float" office:value="1.161197" calcext:value-type="float">
            <text:p>1.1612</text:p>
          </table:table-cell>
          <table:table-cell office:value-type="float" office:value="-19.090773" calcext:value-type="float">
            <text:p>-19.0908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directions for how to operate a 3D printer</text:p>
          </table:table-cell>
          <table:table-cell office:value-type="float" office:value="14.288217" calcext:value-type="float">
            <text:p>14.2882</text:p>
          </table:table-cell>
          <table:table-cell office:value-type="float" office:value="-16.33831" calcext:value-type="float">
            <text:p>-16.3383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instructions on how to assemble a toy</text:p>
          </table:table-cell>
          <table:table-cell office:value-type="float" office:value="13.249951" calcext:value-type="float">
            <text:p>13.2500</text:p>
          </table:table-cell>
          <table:table-cell office:value-type="float" office:value="-17.183712" calcext:value-type="float">
            <text:p>-17.1837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ssist people with disabilities to find employment</text:p>
          </table:table-cell>
          <table:table-cell office:value-type="float" office:value="-10.696509" calcext:value-type="float">
            <text:p>-10.6965</text:p>
          </table:table-cell>
          <table:table-cell office:value-type="float" office:value="-4.246075" calcext:value-type="float">
            <text:p>-4.246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unsel clients with personal problems</text:p>
          </table:table-cell>
          <table:table-cell office:value-type="float" office:value="-8.334981" calcext:value-type="float">
            <text:p>-8.3350</text:p>
          </table:table-cell>
          <table:table-cell office:value-type="float" office:value="-6.1506705" calcext:value-type="float">
            <text:p>-6.150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unsel families in crisis</text:p>
          </table:table-cell>
          <table:table-cell office:value-type="float" office:value="-4.3366194" calcext:value-type="float">
            <text:p>-4.3366</text:p>
          </table:table-cell>
          <table:table-cell office:value-type="float" office:value="-3.1070511" calcext:value-type="float">
            <text:p>-3.107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agnose mental illness</text:p>
          </table:table-cell>
          <table:table-cell office:value-type="float" office:value="-6.5804462" calcext:value-type="float">
            <text:p>-6.5804</text:p>
          </table:table-cell>
          <table:table-cell office:value-type="float" office:value="16.23739" calcext:value-type="float">
            <text:p>16.237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lp children from disadvantaged background adjust to school</text:p>
          </table:table-cell>
          <table:table-cell office:value-type="float" office:value="-2.7114122" calcext:value-type="float">
            <text:p>-2.7114</text:p>
          </table:table-cell>
          <table:table-cell office:value-type="float" office:value="-4.307209" calcext:value-type="float">
            <text:p>-4.307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lp families to adopt a child</text:p>
          </table:table-cell>
          <table:table-cell office:value-type="float" office:value="-5.8950543" calcext:value-type="float">
            <text:p>-5.8951</text:p>
          </table:table-cell>
          <table:table-cell office:value-type="float" office:value="-2.5388448" calcext:value-type="float">
            <text:p>-2.538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lp people find community resources</text:p>
          </table:table-cell>
          <table:table-cell office:value-type="float" office:value="-4.274095" calcext:value-type="float">
            <text:p>-4.2741</text:p>
          </table:table-cell>
          <table:table-cell office:value-type="float" office:value="-0.7931484" calcext:value-type="float">
            <text:p>-0.793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lp people overcome social problems</text:p>
          </table:table-cell>
          <table:table-cell office:value-type="float" office:value="-2.8057592" calcext:value-type="float">
            <text:p>-2.8058</text:p>
          </table:table-cell>
          <table:table-cell office:value-type="float" office:value="-2.9678657" calcext:value-type="float">
            <text:p>-2.967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lp the homeless find shelter</text:p>
          </table:table-cell>
          <table:table-cell office:value-type="float" office:value="-5.056821" calcext:value-type="float">
            <text:p>-5.0568</text:p>
          </table:table-cell>
          <table:table-cell office:value-type="float" office:value="-0.655222" calcext:value-type="float">
            <text:p>-0.6552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stigate child abuse reports</text:p>
          </table:table-cell>
          <table:table-cell office:value-type="float" office:value="-5.078797" calcext:value-type="float">
            <text:p>-5.0788</text:p>
          </table:table-cell>
          <table:table-cell office:value-type="float" office:value="1.7874126" calcext:value-type="float">
            <text:p>1.787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et the needs of a partner or children</text:p>
          </table:table-cell>
          <table:table-cell office:value-type="float" office:value="-7.3131504" calcext:value-type="float">
            <text:p>-7.3132</text:p>
          </table:table-cell>
          <table:table-cell office:value-type="float" office:value="-3.2715223" calcext:value-type="float">
            <text:p>-3.271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ganize a social support group</text:p>
          </table:table-cell>
          <table:table-cell office:value-type="float" office:value="-2.2707005" calcext:value-type="float">
            <text:p>-2.2707</text:p>
          </table:table-cell>
          <table:table-cell office:value-type="float" office:value="-2.582495" calcext:value-type="float">
            <text:p>-2.582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a comfortable family home</text:p>
          </table:table-cell>
          <table:table-cell office:value-type="float" office:value="-7.3007107" calcext:value-type="float">
            <text:p>-7.3007</text:p>
          </table:table-cell>
          <table:table-cell office:value-type="float" office:value="-2.5456712" calcext:value-type="float">
            <text:p>-2.5457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childcare services</text:p>
          </table:table-cell>
          <table:table-cell office:value-type="float" office:value="-6.5328665" calcext:value-type="float">
            <text:p>-6.5329</text:p>
          </table:table-cell>
          <table:table-cell office:value-type="float" office:value="-4.806109" calcext:value-type="float">
            <text:p>-4.806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first aid</text:p>
          </table:table-cell>
          <table:table-cell office:value-type="float" office:value="-10.713616" calcext:value-type="float">
            <text:p>-10.7136</text:p>
          </table:table-cell>
          <table:table-cell office:value-type="float" office:value="5.850477" calcext:value-type="float">
            <text:p>5.850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services to individuals with disabilities</text:p>
          </table:table-cell>
          <table:table-cell office:value-type="float" office:value="-10.577231" calcext:value-type="float">
            <text:p>-10.5772</text:p>
          </table:table-cell>
          <table:table-cell office:value-type="float" office:value="-4.1559114" calcext:value-type="float">
            <text:p>-4.155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spond to emergency calls for help</text:p>
          </table:table-cell>
          <table:table-cell office:value-type="float" office:value="-10.528994" calcext:value-type="float">
            <text:p>-10.5290</text:p>
          </table:table-cell>
          <table:table-cell office:value-type="float" office:value="5.004766" calcext:value-type="float">
            <text:p>5.004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child-rearing problems</text:p>
          </table:table-cell>
          <table:table-cell office:value-type="float" office:value="-4.704733" calcext:value-type="float">
            <text:p>-4.7047</text:p>
          </table:table-cell>
          <table:table-cell office:value-type="float" office:value="-4.339852" calcext:value-type="float">
            <text:p>-4.339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care of children at home</text:p>
          </table:table-cell>
          <table:table-cell office:value-type="float" office:value="-6.56594" calcext:value-type="float">
            <text:p>-6.5659</text:p>
          </table:table-cell>
          <table:table-cell office:value-type="float" office:value="-5.0064635" calcext:value-type="float">
            <text:p>-5.0065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eat injured animals</text:p>
          </table:table-cell>
          <table:table-cell office:value-type="float" office:value="-11.019717" calcext:value-type="float">
            <text:p>-11.0197</text:p>
          </table:table-cell>
          <table:table-cell office:value-type="float" office:value="6.8118267" calcext:value-type="float">
            <text:p>6.8118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olunteer for a community service center</text:p>
          </table:table-cell>
          <table:table-cell office:value-type="float" office:value="-3.315867" calcext:value-type="float">
            <text:p>-3.3159</text:p>
          </table:table-cell>
          <table:table-cell office:value-type="float" office:value="-0.46094728" calcext:value-type="float">
            <text:p>-0.4609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rk with clients to meet romantic partners</text:p>
          </table:table-cell>
          <table:table-cell office:value-type="float" office:value="-9.259248" calcext:value-type="float">
            <text:p>-9.2592</text:p>
          </table:table-cell>
          <table:table-cell office:value-type="float" office:value="-6.7420816" calcext:value-type="float">
            <text:p>-6.7421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bitrate legal disputes between parties</text:p>
          </table:table-cell>
          <table:table-cell office:value-type="float" office:value="0.5491479" calcext:value-type="float">
            <text:p>0.5491</text:p>
          </table:table-cell>
          <table:table-cell office:value-type="float" office:value="2.962431" calcext:value-type="float">
            <text:p>2.9624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gue for or against an idea</text:p>
          </table:table-cell>
          <table:table-cell office:value-type="float" office:value="2.4166014" calcext:value-type="float">
            <text:p>2.4166</text:p>
          </table:table-cell>
          <table:table-cell office:value-type="float" office:value="2.4967225" calcext:value-type="float">
            <text:p>2.496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fend a client against a legal charge (in a courtroom)</text:p>
          </table:table-cell>
          <table:table-cell office:value-type="float" office:value="1.0931073" calcext:value-type="float">
            <text:p>1.0931</text:p>
          </table:table-cell>
          <table:table-cell office:value-type="float" office:value="4.11974" calcext:value-type="float">
            <text:p>4.119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d precedents related to a legal case</text:p>
          </table:table-cell>
          <table:table-cell office:value-type="float" office:value="0.16197258" calcext:value-type="float">
            <text:p>0.1620</text:p>
          </table:table-cell>
          <table:table-cell office:value-type="float" office:value="7.1180153" calcext:value-type="float">
            <text:p>7.1180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ther evidence for a trial</text:p>
          </table:table-cell>
          <table:table-cell office:value-type="float" office:value="2.0524936" calcext:value-type="float">
            <text:p>2.0525</text:p>
          </table:table-cell>
          <table:table-cell office:value-type="float" office:value="5.1541123" calcext:value-type="float">
            <text:p>5.1541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erpret the constitutionality of a law</text:p>
          </table:table-cell>
          <table:table-cell office:value-type="float" office:value="-0.916681" calcext:value-type="float">
            <text:p>-0.9167</text:p>
          </table:table-cell>
          <table:table-cell office:value-type="float" office:value="6.100639" calcext:value-type="float">
            <text:p>6.1006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tain a license to practice law</text:p>
          </table:table-cell>
          <table:table-cell office:value-type="float" office:value="1.4125292" calcext:value-type="float">
            <text:p>1.4125</text:p>
          </table:table-cell>
          <table:table-cell office:value-type="float" office:value="-2.918846" calcext:value-type="float">
            <text:p>-2.9188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are legal documents</text:p>
          </table:table-cell>
          <table:table-cell office:value-type="float" office:value="8.943261" calcext:value-type="float">
            <text:p>8.9433</text:p>
          </table:table-cell>
          <table:table-cell office:value-type="float" office:value="-12.443196" calcext:value-type="float">
            <text:p>-12.443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sent arguments to a jury</text:p>
          </table:table-cell>
          <table:table-cell office:value-type="float" office:value="1.8331528" calcext:value-type="float">
            <text:p>1.8332</text:p>
          </table:table-cell>
          <table:table-cell office:value-type="float" office:value="3.9397345" calcext:value-type="float">
            <text:p>3.939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search case law</text:p>
          </table:table-cell>
          <table:table-cell office:value-type="float" office:value="0.49120122" calcext:value-type="float">
            <text:p>0.4912</text:p>
          </table:table-cell>
          <table:table-cell office:value-type="float" office:value="7.535672" calcext:value-type="float">
            <text:p>7.5357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le on the admissibility of evidence in court</text:p>
          </table:table-cell>
          <table:table-cell office:value-type="float" office:value="2.5815935" calcext:value-type="float">
            <text:p>2.5816</text:p>
          </table:table-cell>
          <table:table-cell office:value-type="float" office:value="5.7173047" calcext:value-type="float">
            <text:p>5.7173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rk to improve the legal system</text:p>
          </table:table-cell>
          <table:table-cell office:value-type="float" office:value="-0.95578545" calcext:value-type="float">
            <text:p>-0.9558</text:p>
          </table:table-cell>
          <table:table-cell office:value-type="float" office:value="4.001234" calcext:value-type="float">
            <text:p>4.0012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eed animals in a laboratory</text:p>
          </table:table-cell>
          <table:table-cell office:value-type="float" office:value="-10.412031" calcext:value-type="float">
            <text:p>-10.4120</text:p>
          </table:table-cell>
          <table:table-cell office:value-type="float" office:value="17.210543" calcext:value-type="float">
            <text:p>17.210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re for and plant trees</text:p>
          </table:table-cell>
          <table:table-cell office:value-type="float" office:value="-13.372631" calcext:value-type="float">
            <text:p>-13.3726</text:p>
          </table:table-cell>
          <table:table-cell office:value-type="float" office:value="12.153527" calcext:value-type="float">
            <text:p>12.153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llect plant samples</text:p>
          </table:table-cell>
          <table:table-cell office:value-type="float" office:value="-13.111374" calcext:value-type="float">
            <text:p>-13.1114</text:p>
          </table:table-cell>
          <table:table-cell office:value-type="float" office:value="14.424086" calcext:value-type="float">
            <text:p>14.424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duct research with growing bacteria</text:p>
          </table:table-cell>
          <table:table-cell office:value-type="float" office:value="-9.83877" calcext:value-type="float">
            <text:p>-9.8388</text:p>
          </table:table-cell>
          <table:table-cell office:value-type="float" office:value="17.684065" calcext:value-type="float">
            <text:p>17.684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cribe the structure of an organic compound</text:p>
          </table:table-cell>
          <table:table-cell office:value-type="float" office:value="-6.857902" calcext:value-type="float">
            <text:p>-6.8579</text:p>
          </table:table-cell>
          <table:table-cell office:value-type="float" office:value="21.922865" calcext:value-type="float">
            <text:p>21.922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a diagnostic routine for a power plant</text:p>
          </table:table-cell>
          <table:table-cell office:value-type="float" office:value="-22.399662" calcext:value-type="float">
            <text:p>-22.3997</text:p>
          </table:table-cell>
          <table:table-cell office:value-type="float" office:value="13.10735" calcext:value-type="float">
            <text:p>13.107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termine the cause of an illness</text:p>
          </table:table-cell>
          <table:table-cell office:value-type="float" office:value="-7.6875477" calcext:value-type="float">
            <text:p>-7.6875</text:p>
          </table:table-cell>
          <table:table-cell office:value-type="float" office:value="15.975899" calcext:value-type="float">
            <text:p>15.975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agnose malfunctions in automotive engines</text:p>
          </table:table-cell>
          <table:table-cell office:value-type="float" office:value="-21.477842" calcext:value-type="float">
            <text:p>-21.4778</text:p>
          </table:table-cell>
          <table:table-cell office:value-type="float" office:value="12.462514" calcext:value-type="float">
            <text:p>12.462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g a hole for a fence</text:p>
          </table:table-cell>
          <table:table-cell office:value-type="float" office:value="-24.930637" calcext:value-type="float">
            <text:p>-24.9306</text:p>
          </table:table-cell>
          <table:table-cell office:value-type="float" office:value="7.8127117" calcext:value-type="float">
            <text:p>7.812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scover uncharted territories</text:p>
          </table:table-cell>
          <table:table-cell office:value-type="float" office:value="-2.0177693" calcext:value-type="float">
            <text:p>-2.0178</text:p>
          </table:table-cell>
          <table:table-cell office:value-type="float" office:value="15.268385" calcext:value-type="float">
            <text:p>15.268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rive a nail into wood</text:p>
          </table:table-cell>
          <table:table-cell office:value-type="float" office:value="-23.962843" calcext:value-type="float">
            <text:p>-23.9628</text:p>
          </table:table-cell>
          <table:table-cell office:value-type="float" office:value="7.927446" calcext:value-type="float">
            <text:p>7.927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ain how viruses infect the human body</text:p>
          </table:table-cell>
          <table:table-cell office:value-type="float" office:value="-8.341879" calcext:value-type="float">
            <text:p>-8.3419</text:p>
          </table:table-cell>
          <table:table-cell office:value-type="float" office:value="15.365342" calcext:value-type="float">
            <text:p>15.365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ore shipwrecks at the bottom of the sea</text:p>
          </table:table-cell>
          <table:table-cell office:value-type="float" office:value="-26.354134" calcext:value-type="float">
            <text:p>-26.3541</text:p>
          </table:table-cell>
          <table:table-cell office:value-type="float" office:value="-2.4612353" calcext:value-type="float">
            <text:p>-2.461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d cheap ways to desalinate water for distribution in developing nations</text:p>
          </table:table-cell>
          <table:table-cell office:value-type="float" office:value="-17.590021" calcext:value-type="float">
            <text:p>-17.5900</text:p>
          </table:table-cell>
          <table:table-cell office:value-type="float" office:value="16.609613" calcext:value-type="float">
            <text:p>16.609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 and classify bacteria</text:p>
          </table:table-cell>
          <table:table-cell office:value-type="float" office:value="-8.563931" calcext:value-type="float">
            <text:p>-8.5639</text:p>
          </table:table-cell>
          <table:table-cell office:value-type="float" office:value="17.690916" calcext:value-type="float">
            <text:p>17.6909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stall a crop irrigation system</text:p>
          </table:table-cell>
          <table:table-cell office:value-type="float" office:value="-15.767009" calcext:value-type="float">
            <text:p>-15.7670</text:p>
          </table:table-cell>
          <table:table-cell office:value-type="float" office:value="13.529489" calcext:value-type="float">
            <text:p>13.529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stigate human gene structure</text:p>
          </table:table-cell>
          <table:table-cell office:value-type="float" office:value="-8.69233" calcext:value-type="float">
            <text:p>-8.6923</text:p>
          </table:table-cell>
          <table:table-cell office:value-type="float" office:value="21.252718" calcext:value-type="float">
            <text:p>21.252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stigate the molecular structure of substances</text:p>
          </table:table-cell>
          <table:table-cell office:value-type="float" office:value="-6.977611" calcext:value-type="float">
            <text:p>-6.9776</text:p>
          </table:table-cell>
          <table:table-cell office:value-type="float" office:value="21.239674" calcext:value-type="float">
            <text:p>21.239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about soil and climate requirements of specialty crops</text:p>
          </table:table-cell>
          <table:table-cell office:value-type="float" office:value="-11.667868" calcext:value-type="float">
            <text:p>-11.6679</text:p>
          </table:table-cell>
          <table:table-cell office:value-type="float" office:value="13.677412" calcext:value-type="float">
            <text:p>13.677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about the life cycle of an animal species</text:p>
          </table:table-cell>
          <table:table-cell office:value-type="float" office:value="-6.123027" calcext:value-type="float">
            <text:p>-6.1230</text:p>
          </table:table-cell>
          <table:table-cell office:value-type="float" office:value="13.703585" calcext:value-type="float">
            <text:p>13.703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how to install electrical wiring in a house</text:p>
          </table:table-cell>
          <table:table-cell office:value-type="float" office:value="-22.822987" calcext:value-type="float">
            <text:p>-22.8230</text:p>
          </table:table-cell>
          <table:table-cell office:value-type="float" office:value="5.5571356" calcext:value-type="float">
            <text:p>5.557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asure the speed of electrons</text:p>
          </table:table-cell>
          <table:table-cell office:value-type="float" office:value="-2.1056664" calcext:value-type="float">
            <text:p>-2.1057</text:p>
          </table:table-cell>
          <table:table-cell office:value-type="float" office:value="22.422325" calcext:value-type="float">
            <text:p>22.422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nt trees to reforest areas that have been over-harvested or destroyed by wildfires</text:p>
          </table:table-cell>
          <table:table-cell office:value-type="float" office:value="-13.4545765" calcext:value-type="float">
            <text:p>-13.4546</text:p>
          </table:table-cell>
          <table:table-cell office:value-type="float" office:value="11.578401" calcext:value-type="float">
            <text:p>11.578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tect crops from diseases and pests</text:p>
          </table:table-cell>
          <table:table-cell office:value-type="float" office:value="-10.90362" calcext:value-type="float">
            <text:p>-10.9036</text:p>
          </table:table-cell>
          <table:table-cell office:value-type="float" office:value="13.794421" calcext:value-type="float">
            <text:p>13.794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scue someone stranded on a mountain</text:p>
          </table:table-cell>
          <table:table-cell office:value-type="float" office:value="-12.020624" calcext:value-type="float">
            <text:p>-12.0206</text:p>
          </table:table-cell>
          <table:table-cell office:value-type="float" office:value="4.419057" calcext:value-type="float">
            <text:p>4.419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search alternative energy sources</text:p>
          </table:table-cell>
          <table:table-cell office:value-type="float" office:value="-17.798822" calcext:value-type="float">
            <text:p>-17.7988</text:p>
          </table:table-cell>
          <table:table-cell office:value-type="float" office:value="15.716589" calcext:value-type="float">
            <text:p>15.716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search new drugs to cure cancer</text:p>
          </table:table-cell>
          <table:table-cell office:value-type="float" office:value="-12.512469" calcext:value-type="float">
            <text:p>-12.5125</text:p>
          </table:table-cell>
          <table:table-cell office:value-type="float" office:value="18.946795" calcext:value-type="float">
            <text:p>18.946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cuba-dive among unexplored coral reefs</text:p>
          </table:table-cell>
          <table:table-cell office:value-type="float" office:value="-26.53772" calcext:value-type="float">
            <text:p>-26.5377</text:p>
          </table:table-cell>
          <table:table-cell office:value-type="float" office:value="-2.5081615" calcext:value-type="float">
            <text:p>-2.508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arch for new solar systems</text:p>
          </table:table-cell>
          <table:table-cell office:value-type="float" office:value="-1.7322466" calcext:value-type="float">
            <text:p>-1.7322</text:p>
          </table:table-cell>
          <table:table-cell office:value-type="float" office:value="16.90783" calcext:value-type="float">
            <text:p>16.9078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how plants grow</text:p>
          </table:table-cell>
          <table:table-cell office:value-type="float" office:value="-12.262838" calcext:value-type="float">
            <text:p>-12.2628</text:p>
          </table:table-cell>
          <table:table-cell office:value-type="float" office:value="15.178677" calcext:value-type="float">
            <text:p>15.178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rock and mineral formations</text:p>
          </table:table-cell>
          <table:table-cell office:value-type="float" office:value="-3.4527273" calcext:value-type="float">
            <text:p>-3.4527</text:p>
          </table:table-cell>
          <table:table-cell office:value-type="float" office:value="18.592648" calcext:value-type="float">
            <text:p>18.592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the diet of an animal species</text:p>
          </table:table-cell>
          <table:table-cell office:value-type="float" office:value="-5.5404606" calcext:value-type="float">
            <text:p>-5.5405</text:p>
          </table:table-cell>
          <table:table-cell office:value-type="float" office:value="13.8576565" calcext:value-type="float">
            <text:p>13.857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the laws of gravity</text:p>
          </table:table-cell>
          <table:table-cell office:value-type="float" office:value="-1.6550379" calcext:value-type="float">
            <text:p>-1.6550</text:p>
          </table:table-cell>
          <table:table-cell office:value-type="float" office:value="19.274363" calcext:value-type="float">
            <text:p>19.274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the movement of planets</text:p>
          </table:table-cell>
          <table:table-cell office:value-type="float" office:value="-1.8100792" calcext:value-type="float">
            <text:p>-1.8101</text:p>
          </table:table-cell>
          <table:table-cell office:value-type="float" office:value="18.65827" calcext:value-type="float">
            <text:p>18.658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the nature of quantum physics</text:p>
          </table:table-cell>
          <table:table-cell office:value-type="float" office:value="-1.8569183" calcext:value-type="float">
            <text:p>-1.8569</text:p>
          </table:table-cell>
          <table:table-cell office:value-type="float" office:value="21.41572" calcext:value-type="float">
            <text:p>21.4157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why earthquakes occur</text:p>
          </table:table-cell>
          <table:table-cell office:value-type="float" office:value="-3.0389626" calcext:value-type="float">
            <text:p>-3.0390</text:p>
          </table:table-cell>
          <table:table-cell office:value-type="float" office:value="19.733334" calcext:value-type="float">
            <text:p>19.733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a course in the physical sciences</text:p>
          </table:table-cell>
          <table:table-cell office:value-type="float" office:value="0.13729057" calcext:value-type="float">
            <text:p>0.1373</text:p>
          </table:table-cell>
          <table:table-cell office:value-type="float" office:value="19.526548" calcext:value-type="float">
            <text:p>19.526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 a new cooling system</text:p>
          </table:table-cell>
          <table:table-cell office:value-type="float" office:value="10.570241" calcext:value-type="float">
            <text:p>10.5702</text:p>
          </table:table-cell>
          <table:table-cell office:value-type="float" office:value="12.316155" calcext:value-type="float">
            <text:p>12.3162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 chemical reactions</text:p>
          </table:table-cell>
          <table:table-cell office:value-type="float" office:value="-6.453334" calcext:value-type="float">
            <text:p>-6.4533</text:p>
          </table:table-cell>
          <table:table-cell office:value-type="float" office:value="20.401993" calcext:value-type="float">
            <text:p>20.402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ck the migratory patterns of birds</text:p>
          </table:table-cell>
          <table:table-cell office:value-type="float" office:value="-3.0826976" calcext:value-type="float">
            <text:p>-3.0827</text:p>
          </table:table-cell>
          <table:table-cell office:value-type="float" office:value="14.281476" calcext:value-type="float">
            <text:p>14.2815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se meteorological information to predict the weather</text:p>
          </table:table-cell>
          <table:table-cell office:value-type="float" office:value="0.92470044" calcext:value-type="float">
            <text:p>0.9247</text:p>
          </table:table-cell>
          <table:table-cell office:value-type="float" office:value="16.237425" calcext:value-type="float">
            <text:p>16.2374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o work that is dangerous and exciting</text:p>
          </table:table-cell>
          <table:table-cell office:value-type="float" office:value="-6.200767" calcext:value-type="float">
            <text:p>-6.2008</text:p>
          </table:table-cell>
          <table:table-cell office:value-type="float" office:value="-16.066809" calcext:value-type="float">
            <text:p>-16.066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rive a forklift to move heavy items</text:p>
          </table:table-cell>
          <table:table-cell office:value-type="float" office:value="-17.128706" calcext:value-type="float">
            <text:p>-17.1287</text:p>
          </table:table-cell>
          <table:table-cell office:value-type="float" office:value="-2.932155" calcext:value-type="float">
            <text:p>-2.9322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rive a large truck to transport goods</text:p>
          </table:table-cell>
          <table:table-cell office:value-type="float" office:value="-18.395758" calcext:value-type="float">
            <text:p>-18.3958</text:p>
          </table:table-cell>
          <table:table-cell office:value-type="float" office:value="-3.2173917" calcext:value-type="float">
            <text:p>-3.2174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rive a passenger train</text:p>
          </table:table-cell>
          <table:table-cell office:value-type="float" office:value="-19.520338" calcext:value-type="float">
            <text:p>-19.5203</text:p>
          </table:table-cell>
          <table:table-cell office:value-type="float" office:value="-4.155535" calcext:value-type="float">
            <text:p>-4.1555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rive a public transit bus</text:p>
          </table:table-cell>
          <table:table-cell office:value-type="float" office:value="-19.27317" calcext:value-type="float">
            <text:p>-19.2732</text:p>
          </table:table-cell>
          <table:table-cell office:value-type="float" office:value="-3.7288122" calcext:value-type="float">
            <text:p>-3.7288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y a helicopter in search-and-rescue missions</text:p>
          </table:table-cell>
          <table:table-cell office:value-type="float" office:value="-21.756054" calcext:value-type="float">
            <text:p>-21.7561</text:p>
          </table:table-cell>
          <table:table-cell office:value-type="float" office:value="-4.440149" calcext:value-type="float">
            <text:p>-4.440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ve some adventure during every work day</text:p>
          </table:table-cell>
          <table:table-cell office:value-type="float" office:value="-5.586861" calcext:value-type="float">
            <text:p>-5.5869</text:p>
          </table:table-cell>
          <table:table-cell office:value-type="float" office:value="-15.374498" calcext:value-type="float">
            <text:p>-15.3745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fire-fighting techniques</text:p>
          </table:table-cell>
          <table:table-cell office:value-type="float" office:value="-21.571472" calcext:value-type="float">
            <text:p>-21.5715</text:p>
          </table:table-cell>
          <table:table-cell office:value-type="float" office:value="3.6066573" calcext:value-type="float">
            <text:p>3.6067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how to operate power tools</text:p>
          </table:table-cell>
          <table:table-cell office:value-type="float" office:value="-22.096817" calcext:value-type="float">
            <text:p>-22.0968</text:p>
          </table:table-cell>
          <table:table-cell office:value-type="float" office:value="5.3390474" calcext:value-type="float">
            <text:p>5.3390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rachute jump from an airplane</text:p>
          </table:table-cell>
          <table:table-cell office:value-type="float" office:value="-21.859041" calcext:value-type="float">
            <text:p>-21.8590</text:p>
          </table:table-cell>
          <table:table-cell office:value-type="float" office:value="-6.20949" calcext:value-type="float">
            <text:p>-6.2095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rticipate in competitive sports</text:p>
          </table:table-cell>
          <table:table-cell office:value-type="float" office:value="-7.1587663" calcext:value-type="float">
            <text:p>-7.1588</text:p>
          </table:table-cell>
          <table:table-cell office:value-type="float" office:value="-18.20409" calcext:value-type="float">
            <text:p>-18.204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rticipate in extreme sports</text:p>
          </table:table-cell>
          <table:table-cell office:value-type="float" office:value="-6.9460297" calcext:value-type="float">
            <text:p>-6.9460</text:p>
          </table:table-cell>
          <table:table-cell office:value-type="float" office:value="-17.59511" calcext:value-type="float">
            <text:p>-17.595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rticipate in high-speed chases</text:p>
          </table:table-cell>
          <table:table-cell office:value-type="float" office:value="-7.5256286" calcext:value-type="float">
            <text:p>-7.5256</text:p>
          </table:table-cell>
          <table:table-cell office:value-type="float" office:value="-16.604858" calcext:value-type="float">
            <text:p>-16.6049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ilot a commercial airplane</text:p>
          </table:table-cell>
          <table:table-cell office:value-type="float" office:value="-21.19401" calcext:value-type="float">
            <text:p>-21.1940</text:p>
          </table:table-cell>
          <table:table-cell office:value-type="float" office:value="-5.006308" calcext:value-type="float">
            <text:p>-5.0063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actice improving accuracy with firearms</text:p>
          </table:table-cell>
          <table:table-cell office:value-type="float" office:value="-23.213896" calcext:value-type="float">
            <text:p>-23.2139</text:p>
          </table:table-cell>
          <table:table-cell office:value-type="float" office:value="2.3526452" calcext:value-type="float">
            <text:p>2.352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rk in the outdoors</text:p>
          </table:table-cell>
          <table:table-cell office:value-type="float" office:value="-12.0423" calcext:value-type="float">
            <text:p>-12.0423</text:p>
          </table:table-cell>
          <table:table-cell office:value-type="float" office:value="-9.404604" calcext:value-type="float">
            <text:p>-9.404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rk on a commercial fishing vessel</text:p>
          </table:table-cell>
          <table:table-cell office:value-type="float" office:value="-13.37608" calcext:value-type="float">
            <text:p>-13.3761</text:p>
          </table:table-cell>
          <table:table-cell office:value-type="float" office:value="-9.932085" calcext:value-type="float">
            <text:p>-9.9321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ct in a movie</text:p>
          </table:table-cell>
          <table:table-cell office:value-type="float" office:value="1.2172194" calcext:value-type="float">
            <text:p>1.2172</text:p>
          </table:table-cell>
          <table:table-cell office:value-type="float" office:value="-24.258911" calcext:value-type="float">
            <text:p>-24.2589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ct in a play</text:p>
          </table:table-cell>
          <table:table-cell office:value-type="float" office:value="0.2729614" calcext:value-type="float">
            <text:p>0.2730</text:p>
          </table:table-cell>
          <table:table-cell office:value-type="float" office:value="-23.973671" calcext:value-type="float">
            <text:p>-23.9737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ct in a television commercial</text:p>
          </table:table-cell>
          <table:table-cell office:value-type="float" office:value="1.7377076" calcext:value-type="float">
            <text:p>1.7377</text:p>
          </table:table-cell>
          <table:table-cell office:value-type="float" office:value="-25.066298" calcext:value-type="float">
            <text:p>-25.066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ppear in a talent show</text:p>
          </table:table-cell>
          <table:table-cell office:value-type="float" office:value="-0.30914304" calcext:value-type="float">
            <text:p>-0.3091</text:p>
          </table:table-cell>
          <table:table-cell office:value-type="float" office:value="-25.784447" calcext:value-type="float">
            <text:p>-25.7844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rticipate in a musical performance</text:p>
          </table:table-cell>
          <table:table-cell office:value-type="float" office:value="-2.0639393" calcext:value-type="float">
            <text:p>-2.0639</text:p>
          </table:table-cell>
          <table:table-cell office:value-type="float" office:value="-25.39831" calcext:value-type="float">
            <text:p>-25.3983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rticipate in an art show</text:p>
          </table:table-cell>
          <table:table-cell office:value-type="float" office:value="1.5985618" calcext:value-type="float">
            <text:p>1.5986</text:p>
          </table:table-cell>
          <table:table-cell office:value-type="float" office:value="-19.353754" calcext:value-type="float">
            <text:p>-19.353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erform in a ballet</text:p>
          </table:table-cell>
          <table:table-cell office:value-type="float" office:value="-2.53738" calcext:value-type="float">
            <text:p>-2.5374</text:p>
          </table:table-cell>
          <table:table-cell office:value-type="float" office:value="-23.62364" calcext:value-type="float">
            <text:p>-23.6236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erform magic tricks on stage</text:p>
          </table:table-cell>
          <table:table-cell office:value-type="float" office:value="-0.3569918" calcext:value-type="float">
            <text:p>-0.3570</text:p>
          </table:table-cell>
          <table:table-cell office:value-type="float" office:value="-27.274199" calcext:value-type="float">
            <text:p>-27.2742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ing on a stage</text:p>
          </table:table-cell>
          <table:table-cell office:value-type="float" office:value="-1.2656822" calcext:value-type="float">
            <text:p>-1.2657</text:p>
          </table:table-cell>
          <table:table-cell office:value-type="float" office:value="-25.89279" calcext:value-type="float">
            <text:p>-25.892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one of the performing arts</text:p>
          </table:table-cell>
          <table:table-cell office:value-type="float" office:value="-0.84110534" calcext:value-type="float">
            <text:p>-0.8411</text:p>
          </table:table-cell>
          <table:table-cell office:value-type="float" office:value="-23.958797" calcext:value-type="float">
            <text:p>-23.9588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cquire the latest electronic technology</text:p>
          </table:table-cell>
          <table:table-cell office:value-type="float" office:value="8.154641" calcext:value-type="float">
            <text:p>8.1546</text:p>
          </table:table-cell>
          <table:table-cell office:value-type="float" office:value="11.054748" calcext:value-type="float">
            <text:p>11.054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alyze a person's credit history</text:p>
          </table:table-cell>
          <table:table-cell office:value-type="float" office:value="20.258368" calcext:value-type="float">
            <text:p>20.2584</text:p>
          </table:table-cell>
          <table:table-cell office:value-type="float" office:value="15.513487" calcext:value-type="float">
            <text:p>15.513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alyze financial information</text:p>
          </table:table-cell>
          <table:table-cell office:value-type="float" office:value="19.287205" calcext:value-type="float">
            <text:p>19.2872</text:p>
          </table:table-cell>
          <table:table-cell office:value-type="float" office:value="14.2624855" calcext:value-type="float">
            <text:p>14.262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range business loans</text:p>
          </table:table-cell>
          <table:table-cell office:value-type="float" office:value="19.337622" calcext:value-type="float">
            <text:p>19.3376</text:p>
          </table:table-cell>
          <table:table-cell office:value-type="float" office:value="8.394606" calcext:value-type="float">
            <text:p>8.394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ssist people in planning for retirement</text:p>
          </table:table-cell>
          <table:table-cell office:value-type="float" office:value="17.892778" calcext:value-type="float">
            <text:p>17.8928</text:p>
          </table:table-cell>
          <table:table-cell office:value-type="float" office:value="17.74555" calcext:value-type="float">
            <text:p>17.7456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ate a budget</text:p>
          </table:table-cell>
          <table:table-cell office:value-type="float" office:value="21.59537" calcext:value-type="float">
            <text:p>21.5954</text:p>
          </table:table-cell>
          <table:table-cell office:value-type="float" office:value="13.233522" calcext:value-type="float">
            <text:p>13.2335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valuate the quality of an investment</text:p>
          </table:table-cell>
          <table:table-cell office:value-type="float" office:value="16.777174" calcext:value-type="float">
            <text:p>16.7772</text:p>
          </table:table-cell>
          <table:table-cell office:value-type="float" office:value="15.951764" calcext:value-type="float">
            <text:p>15.951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st money in startups to help them grow</text:p>
          </table:table-cell>
          <table:table-cell office:value-type="float" office:value="15.001565" calcext:value-type="float">
            <text:p>15.0016</text:p>
          </table:table-cell>
          <table:table-cell office:value-type="float" office:value="16.401165" calcext:value-type="float">
            <text:p>16.401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about money management</text:p>
          </table:table-cell>
          <table:table-cell office:value-type="float" office:value="20.530169" calcext:value-type="float">
            <text:p>20.5302</text:p>
          </table:table-cell>
          <table:table-cell office:value-type="float" office:value="13.266781" calcext:value-type="float">
            <text:p>13.266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ject future expenditure</text:p>
          </table:table-cell>
          <table:table-cell office:value-type="float" office:value="14.441045" calcext:value-type="float">
            <text:p>14.4410</text:p>
          </table:table-cell>
          <table:table-cell office:value-type="float" office:value="10.0500345" calcext:value-type="float">
            <text:p>10.0500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advice about investments</text:p>
          </table:table-cell>
          <table:table-cell office:value-type="float" office:value="16.928055" calcext:value-type="float">
            <text:p>16.9281</text:p>
          </table:table-cell>
          <table:table-cell office:value-type="float" office:value="16.654696" calcext:value-type="float">
            <text:p>16.6547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t prices on goods based on forecasts of customer demand</text:p>
          </table:table-cell>
          <table:table-cell office:value-type="float" office:value="16.115833" calcext:value-type="float">
            <text:p>16.1158</text:p>
          </table:table-cell>
          <table:table-cell office:value-type="float" office:value="11.426058" calcext:value-type="float">
            <text:p>11.426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how to generate business profits</text:p>
          </table:table-cell>
          <table:table-cell office:value-type="float" office:value="17.343668" calcext:value-type="float">
            <text:p>17.3437</text:p>
          </table:table-cell>
          <table:table-cell office:value-type="float" office:value="9.701804" calcext:value-type="float">
            <text:p>9.701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dy stock market trends</text:p>
          </table:table-cell>
          <table:table-cell office:value-type="float" office:value="17.527985" calcext:value-type="float">
            <text:p>17.5280</text:p>
          </table:table-cell>
          <table:table-cell office:value-type="float" office:value="14.2741585" calcext:value-type="float">
            <text:p>14.2742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a course on network administration</text:p>
          </table:table-cell>
          <table:table-cell office:value-type="float" office:value="-18.482046" calcext:value-type="float">
            <text:p>-18.4820</text:p>
          </table:table-cell>
          <table:table-cell office:value-type="float" office:value="6.154795" calcext:value-type="float">
            <text:p>6.154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nderstand economics principles</text:p>
          </table:table-cell>
          <table:table-cell office:value-type="float" office:value="17.204449" calcext:value-type="float">
            <text:p>17.2044</text:p>
          </table:table-cell>
          <table:table-cell office:value-type="float" office:value="11.077814" calcext:value-type="float">
            <text:p>11.0778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nderstand the role of finance in business</text:p>
          </table:table-cell>
          <table:table-cell office:value-type="float" office:value="18.912796" calcext:value-type="float">
            <text:p>18.9128</text:p>
          </table:table-cell>
          <table:table-cell office:value-type="float" office:value="11.910108" calcext:value-type="float">
            <text:p>11.910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rk with financial data</text:p>
          </table:table-cell>
          <table:table-cell office:value-type="float" office:value="18.944324" calcext:value-type="float">
            <text:p>18.9443</text:p>
          </table:table-cell>
          <table:table-cell office:value-type="float" office:value="14.35606" calcext:value-type="float">
            <text:p>14.3561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rite a manual on how to get started investing in cryptocurrency</text:p>
          </table:table-cell>
          <table:table-cell office:value-type="float" office:value="15.425512" calcext:value-type="float">
            <text:p>15.4255</text:p>
          </table:table-cell>
          <table:table-cell office:value-type="float" office:value="17.744392" calcext:value-type="float">
            <text:p>17.7444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pply mathematical techniques to practical problems</text:p>
          </table:table-cell>
          <table:table-cell office:value-type="float" office:value="4.185298" calcext:value-type="float">
            <text:p>4.1853</text:p>
          </table:table-cell>
          <table:table-cell office:value-type="float" office:value="18.417194" calcext:value-type="float">
            <text:p>18.4172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ate the probability of winning a contest</text:p>
          </table:table-cell>
          <table:table-cell office:value-type="float" office:value="5.6811438" calcext:value-type="float">
            <text:p>5.6811</text:p>
          </table:table-cell>
          <table:table-cell office:value-type="float" office:value="17.058817" calcext:value-type="float">
            <text:p>17.058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mathematical formulas</text:p>
          </table:table-cell>
          <table:table-cell office:value-type="float" office:value="5.074281" calcext:value-type="float">
            <text:p>5.0743</text:p>
          </table:table-cell>
          <table:table-cell office:value-type="float" office:value="18.781025" calcext:value-type="float">
            <text:p>18.781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ph an equation</text:p>
          </table:table-cell>
          <table:table-cell office:value-type="float" office:value="6.926635" calcext:value-type="float">
            <text:p>6.9266</text:p>
          </table:table-cell>
          <table:table-cell office:value-type="float" office:value="19.849337" calcext:value-type="float">
            <text:p>19.8493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about a new branch of mathematics</text:p>
          </table:table-cell>
          <table:table-cell office:value-type="float" office:value="3.0189703" calcext:value-type="float">
            <text:p>3.0190</text:p>
          </table:table-cell>
          <table:table-cell office:value-type="float" office:value="19.404915" calcext:value-type="float">
            <text:p>19.4049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ve an algebraic equation</text:p>
          </table:table-cell>
          <table:table-cell office:value-type="float" office:value="6.2153416" calcext:value-type="float">
            <text:p>6.2153</text:p>
          </table:table-cell>
          <table:table-cell office:value-type="float" office:value="19.93476" calcext:value-type="float">
            <text:p>19.934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ve geometric proofs</text:p>
          </table:table-cell>
          <table:table-cell office:value-type="float" office:value="4.8955255" calcext:value-type="float">
            <text:p>4.8955</text:p>
          </table:table-cell>
          <table:table-cell office:value-type="float" office:value="20.894045" calcext:value-type="float">
            <text:p>20.8940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a course in advance mathematics</text:p>
          </table:table-cell>
          <table:table-cell office:value-type="float" office:value="1.8988988" calcext:value-type="float">
            <text:p>1.8989</text:p>
          </table:table-cell>
          <table:table-cell office:value-type="float" office:value="19.725763" calcext:value-type="float">
            <text:p>19.725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nderstand applications of calculus</text:p>
          </table:table-cell>
          <table:table-cell office:value-type="float" office:value="3.2974596" calcext:value-type="float">
            <text:p>3.2975</text:p>
          </table:table-cell>
          <table:table-cell office:value-type="float" office:value="17.884375" calcext:value-type="float">
            <text:p>17.8844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se mathematical theorems to solve problems</text:p>
          </table:table-cell>
          <table:table-cell office:value-type="float" office:value="4.453943" calcext:value-type="float">
            <text:p>4.4539</text:p>
          </table:table-cell>
          <table:table-cell office:value-type="float" office:value="19.157835" calcext:value-type="float">
            <text:p>19.1578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ttend a religious ceremony</text:p>
          </table:table-cell>
          <table:table-cell office:value-type="float" office:value="-12.611305" calcext:value-type="float">
            <text:p>-12.6113</text:p>
          </table:table-cell>
          <table:table-cell office:value-type="float" office:value="-15.002741" calcext:value-type="float">
            <text:p>-15.002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duct religious ceremonies</text:p>
          </table:table-cell>
          <table:table-cell office:value-type="float" office:value="-12.3905325" calcext:value-type="float">
            <text:p>-12.3905</text:p>
          </table:table-cell>
          <table:table-cell office:value-type="float" office:value="-14.107744" calcext:value-type="float">
            <text:p>-14.1077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ultivate personal spirituality</text:p>
          </table:table-cell>
          <table:table-cell office:value-type="float" office:value="-10.687349" calcext:value-type="float">
            <text:p>-10.6873</text:p>
          </table:table-cell>
          <table:table-cell office:value-type="float" office:value="-14.871566" calcext:value-type="float">
            <text:p>-14.871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ain a religious text to people</text:p>
          </table:table-cell>
          <table:table-cell office:value-type="float" office:value="-13.996252" calcext:value-type="float">
            <text:p>-13.9963</text:p>
          </table:table-cell>
          <table:table-cell office:value-type="float" office:value="-19.05946" calcext:value-type="float">
            <text:p>-19.059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lp children understand religious teachings</text:p>
          </table:table-cell>
          <table:table-cell office:value-type="float" office:value="-14.088638" calcext:value-type="float">
            <text:p>-14.0886</text:p>
          </table:table-cell>
          <table:table-cell office:value-type="float" office:value="-19.856035" calcext:value-type="float">
            <text:p>-19.856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erpret religious writings</text:p>
          </table:table-cell>
          <table:table-cell office:value-type="float" office:value="-13.610556" calcext:value-type="float">
            <text:p>-13.6106</text:p>
          </table:table-cell>
          <table:table-cell office:value-type="float" office:value="-17.97634" calcext:value-type="float">
            <text:p>-17.9763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rticipate in a prayer group</text:p>
          </table:table-cell>
          <table:table-cell office:value-type="float" office:value="-11.707244" calcext:value-type="float">
            <text:p>-11.7072</text:p>
          </table:table-cell>
          <table:table-cell office:value-type="float" office:value="-16.200974" calcext:value-type="float">
            <text:p>-16.201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ay, meditate, or practice other personal religious or spiritual rituals</text:p>
          </table:table-cell>
          <table:table-cell office:value-type="float" office:value="-10.567116" calcext:value-type="float">
            <text:p>-10.5671</text:p>
          </table:table-cell>
          <table:table-cell office:value-type="float" office:value="-15.6130905" calcext:value-type="float">
            <text:p>-15.6131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spiritual guidance</text:p>
          </table:table-cell>
          <table:table-cell office:value-type="float" office:value="-11.108589" calcext:value-type="float">
            <text:p>-11.1086</text:p>
          </table:table-cell>
          <table:table-cell office:value-type="float" office:value="-14.1526" calcext:value-type="float">
            <text:p>-14.152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ad a religious text</text:p>
          </table:table-cell>
          <table:table-cell office:value-type="float" office:value="-14.350767" calcext:value-type="float">
            <text:p>-14.3508</text:p>
          </table:table-cell>
          <table:table-cell office:value-type="float" office:value="-18.165209" calcext:value-type="float">
            <text:p>-18.165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a class about religion</text:p>
          </table:table-cell>
          <table:table-cell office:value-type="float" office:value="-13.8730545" calcext:value-type="float">
            <text:p>-13.8731</text:p>
          </table:table-cell>
          <table:table-cell office:value-type="float" office:value="-15.801922" calcext:value-type="float">
            <text:p>-15.8019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in to be a member of a religious ministry</text:p>
          </table:table-cell>
          <table:table-cell office:value-type="float" office:value="-13.539263" calcext:value-type="float">
            <text:p>-13.5393</text:p>
          </table:table-cell>
          <table:table-cell office:value-type="float" office:value="-13.702537" calcext:value-type="float">
            <text:p>-13.702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minister tests to children to identify specific learning differences or difficulties</text:p>
          </table:table-cell>
          <table:table-cell office:value-type="float" office:value="10.519911" calcext:value-type="float">
            <text:p>10.5199</text:p>
          </table:table-cell>
          <table:table-cell office:value-type="float" office:value="-9.165511" calcext:value-type="float">
            <text:p>-9.1655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vise people in meeting their professional goals</text:p>
          </table:table-cell>
          <table:table-cell office:value-type="float" office:value="6.8369746" calcext:value-type="float">
            <text:p>6.8370</text:p>
          </table:table-cell>
          <table:table-cell office:value-type="float" office:value="-0.77961034" calcext:value-type="float">
            <text:p>-0.779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pply professional skills in a consulting role</text:p>
          </table:table-cell>
          <table:table-cell office:value-type="float" office:value="7.3152585" calcext:value-type="float">
            <text:p>7.3153</text:p>
          </table:table-cell>
          <table:table-cell office:value-type="float" office:value="0.5649571" calcext:value-type="float">
            <text:p>0.565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range play dates for your child</text:p>
          </table:table-cell>
          <table:table-cell office:value-type="float" office:value="-4.310833" calcext:value-type="float">
            <text:p>-4.3108</text:p>
          </table:table-cell>
          <table:table-cell office:value-type="float" office:value="-7.0341854" calcext:value-type="float">
            <text:p>-7.034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ach a sports team</text:p>
          </table:table-cell>
          <table:table-cell office:value-type="float" office:value="-6.887433" calcext:value-type="float">
            <text:p>-6.8874</text:p>
          </table:table-cell>
          <table:table-cell office:value-type="float" office:value="-20.763577" calcext:value-type="float">
            <text:p>-20.763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ach people to prepare them for an interview</text:p>
          </table:table-cell>
          <table:table-cell office:value-type="float" office:value="6.279758" calcext:value-type="float">
            <text:p>6.2798</text:p>
          </table:table-cell>
          <table:table-cell office:value-type="float" office:value="-2.1791174" calcext:value-type="float">
            <text:p>-2.179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duct an orchestra</text:p>
          </table:table-cell>
          <table:table-cell office:value-type="float" office:value="-4.52816" calcext:value-type="float">
            <text:p>-4.5282</text:p>
          </table:table-cell>
          <table:table-cell office:value-type="float" office:value="-25.466797" calcext:value-type="float">
            <text:p>-25.466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duct career planning workshops</text:p>
          </table:table-cell>
          <table:table-cell office:value-type="float" office:value="7.9250145" calcext:value-type="float">
            <text:p>7.9250</text:p>
          </table:table-cell>
          <table:table-cell office:value-type="float" office:value="-2.027695" calcext:value-type="float">
            <text:p>-2.0277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duct seminars</text:p>
          </table:table-cell>
          <table:table-cell office:value-type="float" office:value="8.183224" calcext:value-type="float">
            <text:p>8.1832</text:p>
          </table:table-cell>
          <table:table-cell office:value-type="float" office:value="-3.3239717" calcext:value-type="float">
            <text:p>-3.324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ok for your friends and family</text:p>
          </table:table-cell>
          <table:table-cell office:value-type="float" office:value="-8.175783" calcext:value-type="float">
            <text:p>-8.1758</text:p>
          </table:table-cell>
          <table:table-cell office:value-type="float" office:value="-10.4654455" calcext:value-type="float">
            <text:p>-10.465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ate an effective classroom atmosphere</text:p>
          </table:table-cell>
          <table:table-cell office:value-type="float" office:value="9.06212" calcext:value-type="float">
            <text:p>9.0621</text:p>
          </table:table-cell>
          <table:table-cell office:value-type="float" office:value="-5.4430037" calcext:value-type="float">
            <text:p>-5.443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bate the merits of political candidates</text:p>
          </table:table-cell>
          <table:table-cell office:value-type="float" office:value="2.3086765" calcext:value-type="float">
            <text:p>2.3087</text:p>
          </table:table-cell>
          <table:table-cell office:value-type="float" office:value="1.7237843" calcext:value-type="float">
            <text:p>1.723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a technology system for distance learning</text:p>
          </table:table-cell>
          <table:table-cell office:value-type="float" office:value="11.70515" calcext:value-type="float">
            <text:p>11.7052</text:p>
          </table:table-cell>
          <table:table-cell office:value-type="float" office:value="-6.243817" calcext:value-type="float">
            <text:p>-6.243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an active learning activity</text:p>
          </table:table-cell>
          <table:table-cell office:value-type="float" office:value="10.350294" calcext:value-type="float">
            <text:p>10.3503</text:p>
          </table:table-cell>
          <table:table-cell office:value-type="float" office:value="-7.1671653" calcext:value-type="float">
            <text:p>-7.167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ign tests to evaluate students' learning</text:p>
          </table:table-cell>
          <table:table-cell office:value-type="float" office:value="10.485061" calcext:value-type="float">
            <text:p>10.4851</text:p>
          </table:table-cell>
          <table:table-cell office:value-type="float" office:value="-8.444167" calcext:value-type="float">
            <text:p>-8.444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elop a lecture</text:p>
          </table:table-cell>
          <table:table-cell office:value-type="float" office:value="7.2144504" calcext:value-type="float">
            <text:p>7.2145</text:p>
          </table:table-cell>
          <table:table-cell office:value-type="float" office:value="-4.391942" calcext:value-type="float">
            <text:p>-4.391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rect the performance of actors</text:p>
          </table:table-cell>
          <table:table-cell office:value-type="float" office:value="0.63156235" calcext:value-type="float">
            <text:p>0.6316</text:p>
          </table:table-cell>
          <table:table-cell office:value-type="float" office:value="-22.542072" calcext:value-type="float">
            <text:p>-22.542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ain a sport to other people</text:p>
          </table:table-cell>
          <table:table-cell office:value-type="float" office:value="-8.62912" calcext:value-type="float">
            <text:p>-8.6291</text:p>
          </table:table-cell>
          <table:table-cell office:value-type="float" office:value="-20.890194" calcext:value-type="float">
            <text:p>-20.890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acilitate students' discussions</text:p>
          </table:table-cell>
          <table:table-cell office:value-type="float" office:value="8.509323" calcext:value-type="float">
            <text:p>8.5093</text:p>
          </table:table-cell>
          <table:table-cell office:value-type="float" office:value="-5.9000945" calcext:value-type="float">
            <text:p>-5.900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ive a speech supporting your candidate</text:p>
          </table:table-cell>
          <table:table-cell office:value-type="float" office:value="2.3523493" calcext:value-type="float">
            <text:p>2.3523</text:p>
          </table:table-cell>
          <table:table-cell office:value-type="float" office:value="0.10598681" calcext:value-type="float">
            <text:p>0.106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st a news show</text:p>
          </table:table-cell>
          <table:table-cell office:value-type="float" office:value="2.6995146" calcext:value-type="float">
            <text:p>2.6995</text:p>
          </table:table-cell>
          <table:table-cell office:value-type="float" office:value="-11.769612" calcext:value-type="float">
            <text:p>-11.7696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eract with students in a classroom setting</text:p>
          </table:table-cell>
          <table:table-cell office:value-type="float" office:value="8.033256" calcext:value-type="float">
            <text:p>8.0333</text:p>
          </table:table-cell>
          <table:table-cell office:value-type="float" office:value="-5.1679535" calcext:value-type="float">
            <text:p>-5.1680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fer feedback on student papers</text:p>
          </table:table-cell>
          <table:table-cell office:value-type="float" office:value="7.2466784" calcext:value-type="float">
            <text:p>7.2467</text:p>
          </table:table-cell>
          <table:table-cell office:value-type="float" office:value="-6.350758" calcext:value-type="float">
            <text:p>-6.350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y with your children</text:p>
          </table:table-cell>
          <table:table-cell office:value-type="float" office:value="-5.8367906" calcext:value-type="float">
            <text:p>-5.8368</text:p>
          </table:table-cell>
          <table:table-cell office:value-type="float" office:value="-7.172851" calcext:value-type="float">
            <text:p>-7.1729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are exciting meals for your family</text:p>
          </table:table-cell>
          <table:table-cell office:value-type="float" office:value="-8.218174" calcext:value-type="float">
            <text:p>-8.2182</text:p>
          </table:table-cell>
          <table:table-cell office:value-type="float" office:value="-10.568159" calcext:value-type="float">
            <text:p>-10.568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vide consultation for colleagues</text:p>
          </table:table-cell>
          <table:table-cell office:value-type="float" office:value="6.714195" calcext:value-type="float">
            <text:p>6.7142</text:p>
          </table:table-cell>
          <table:table-cell office:value-type="float" office:value="0.53719556" calcext:value-type="float">
            <text:p>0.537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ad a story to your child</text:p>
          </table:table-cell>
          <table:table-cell office:value-type="float" office:value="-6.0034947" calcext:value-type="float">
            <text:p>-6.0035</text:p>
          </table:table-cell>
          <table:table-cell office:value-type="float" office:value="-8.101169" calcext:value-type="float">
            <text:p>-8.1012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feree a sporting event</text:p>
          </table:table-cell>
          <table:table-cell office:value-type="float" office:value="-7.242663" calcext:value-type="float">
            <text:p>-7.2427</text:p>
          </table:table-cell>
          <table:table-cell office:value-type="float" office:value="-20.710785" calcext:value-type="float">
            <text:p>-20.7108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pervise high school students' research projects</text:p>
          </table:table-cell>
          <table:table-cell office:value-type="float" office:value="7.8256803" calcext:value-type="float">
            <text:p>7.8257</text:p>
          </table:table-cell>
          <table:table-cell office:value-type="float" office:value="-7.6152697" calcext:value-type="float">
            <text:p>-7.6153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ke a teacher development workshop</text:p>
          </table:table-cell>
          <table:table-cell office:value-type="float" office:value="9.779276" calcext:value-type="float">
            <text:p>9.7793</text:p>
          </table:table-cell>
          <table:table-cell office:value-type="float" office:value="-3.5941277" calcext:value-type="float">
            <text:p>-3.5941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ach dance at a dance studio</text:p>
          </table:table-cell>
          <table:table-cell office:value-type="float" office:value="-5.039993" calcext:value-type="float">
            <text:p>-5.0400</text:p>
          </table:table-cell>
          <table:table-cell office:value-type="float" office:value="-22.11244" calcext:value-type="float">
            <text:p>-22.112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 table:number-rows-repeated="104821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lusters-2d'.A1:'clusters-2d'.XFD1048576">
            <calcext:condition calcext:apply-style-name="Untitled1" calcext:value="formula-is(MOD([.$D1]; 2)=0)" calcext:base-cell-address="'clusters-2d'.A1"/>
          </calcext:conditional-format>
        </calcext:conditional-formats>
      </table:table>
      <table:named-expressions/>
      <table:database-ranges>
        <table:database-range table:name="__Anonymous_Sheet_DB__0" table:target-range-address="'clusters-2d'.A1:'clusters-2d'.D36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0T21:15:53.424082247</dc:date>
    <meta:editing-duration>PT3M3S</meta:editing-duration>
    <meta:editing-cycles>4</meta:editing-cycles>
    <meta:generator>LibreOffice/24.2.2.2$Linux_X86_64 LibreOffice_project/d56cc158d8a96260b836f100ef4b4ef25d6f1a01</meta:generator>
    <meta:document-statistic meta:table-count="1" meta:cell-count="1460" meta:object-count="0"/>
  </office:meta>
</office:document-meta>
</file>